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event-listeners>
      <script:event-listener script:language="ooo:script" script:event-name="dom:load" xlink:href="vnd.sun.star.script:Standard.Module1.StartDontForget?language=Basic&amp;location=document"/>
      <script:event-listener script:language="ooo:script" script:event-name="office:print" xlink:href="vnd.sun.star.script:Standard.Module1.IsGuidewordsCorrected?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xmlns:style="urn:oasis:names:tc:opendocument:xmlns:style:1.0" style:name="Sect_letHead"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letData" style:family="section">
      <style:section-properties xmlns:text="urn:oasis:names:tc:opendocument:xmlns:text:1.0" text:dont-balance-text-columns="false" style:editable="false">
        <style:columns xmlns:fo="urn:oasis:names:tc:opendocument:xmlns:xsl-fo-compatible:1.0" fo:column-count="2">
          <style:column style:rel-width="4.083333*" fo:start-indent="0in" fo:end-indent="0.08333334in"/>
          <style:column style:rel-width="4.083333*" fo:start-indent="0.08333334in" fo:end-indent="0in"/>
          <style:column-sep style:width="1pt" style:color="#808080"/>
        </style:columns>
      </style:section-properties>
    </style:style>
    <style:style xmlns:style="urn:oasis:names:tc:opendocument:xmlns:style:1.0" style:name="Sect_revData" style:family="section">
      <style:section-properties xmlns:text="urn:oasis:names:tc:opendocument:xmlns:text:1.0" text:dont-balance-text-columns="false" style:editable="false">
        <style:columns xmlns:fo="urn:oasis:names:tc:opendocument:xmlns:xsl-fo-compatible:1.0" fo:column-count="2">
          <style:column style:rel-width="4.083333*" fo:start-indent="0in" fo:end-indent="0.08333334in"/>
          <style:column style:rel-width="4.083333*" fo:start-indent="0.08333334in" fo:end-indent="0in"/>
          <style:column-sep style:width="1pt" style:color="#808080"/>
        </style:columns>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section text:style-name="Sect_letHead" text:name="Sect_letHead">
        <text:p text:style-name="letter_letHead_dicBody">A a</text:p>
      </text:section>
      <text:section text:style-name="Sect_letData" text:name="Sect_letData">
        <text:p text:style-name="entry_letData_dicBody"><text:span text:style-name="headword_entry_letData_dicBody">anon</text:span><text:span text:style-name="headword..after_entry_letData_dicBody"> </text:span><text:span text:style-name="pronunciation..before_pronunciations_entry_letData_dicBody">[</text:span><text:span text:style-name="pronunciation_pronunciations_entry_letData_dicBody">a.ˈnon</text:span><text:span text:style-name="pronunciation..after_pronunciations_entry_letData_dicBody">]</text:span><text:span text:style-name="pronunciations..after_entry_letData_dicBody"> </text:span><text:span text:style-name="partofspeech_.en_grammaticalinfo_sense_senses_entry_letData_dicBody">noun(inal)</text:span><text:span text:style-name="partofspeech..after_grammaticalinfo_sense_senses_entry_letData_dicBody"> </text:span><text:span text:style-name="grammaticalinfo..after_sense_senses_entry_letData_dicBody"/><text:span text:style-name="xsensenumber_sense_senses_entry_letData_dicBody">1) </text:span><text:span text:style-name="xlanguagetag_xitem_.en_definition_.en_sense_senses_entry_letData_dicBody"/><text:span text:style-name="xitem_.en_definition_.en_sense_senses_entry_letData_dicBody">fruit, seed</text:span><text:span text:style-name="xitem-xitem_definition..before_definition_.en_sense_senses_entry_letData_dicBody"> </text:span><text:span text:style-name="xlanguagetag_xitem_.tpi_definition_.en_sense_senses_entry_letData_dicBody"/><text:span text:style-name="xitem_.tpi_definition_.en_sense_senses_entry_letData_dicBody">pikinini bilong diwai samting</text:span><text:span text:style-name="definition..after_sense_senses_entry_letData_dicBody"> </text:span><text:span text:style-name="example_xitem_examples_sense_senses_entry_letData_dicBody">Sakom anon loḳ om hil aġa</text:span><text:span text:style-name="example..after_xitem_examples_sense_senses_entry_letData_dicBody"> </text:span><text:span text:style-name="translation_.en_translations_xitem_examples_sense_senses_entry_letData_dicBody">There is fruit on the corn so let's eat it</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Sis anon luu meraḳ nare</text:span><text:span text:style-name="example..after_xitem_examples_sense_senses_entry_letData_dicBody"> </text:span><text:span text:style-name="translation_.en_translations_xitem_examples_sense_senses_entry_letData_dicBody">It has two nuts/pieces of fruit on it</text:span><text:span text:style-name="translation..after_translations_xitem_examples_sense_senses_entry_letData_dicBody"> </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text:span text:style-name="xitem_.en_definition_.en_sense_senses_entry_letData_dicBody">body</text:span><text:span text:style-name="xitem-xitem_definition..before_definition_.en_sense_senses_entry_letData_dicBody"> </text:span><text:span text:style-name="xlanguagetag_xitem_.tpi_definition_.en_sense_senses_entry_letData_dicBody"/><text:span text:style-name="xitem_.tpi_definition_.en_sense_senses_entry_letData_dicBody">bodi</text:span><text:span text:style-name="definition..after_sense_senses_entry_letData_dicBody"> </text:span><text:span text:style-name="example_examples_sense_senses_entry_letData_dicBody">Hil anod nedo vesa in hil naha nos meneġadu hil</text:span><text:span text:style-name="example..after_examples_sense_senses_entry_letData_dicBody"> </text:span><text:span text:style-name="translation_.en_translations_examples_sense_senses_entry_letData_dicBody">Our bodies stay alive because we eat food and that strengthens us</text:span><text:span text:style-name="translation..after_translations_examples_sense_senses_entry_letData_dicBody"> </text:span><text:span text:style-name="examples..after_sense_senses_entry_letData_dicBody"/><text:span text:style-name="sense-sense_senses..before_senses_entry_letData_dicBody"/><text:span text:style-name="xsensenumber_sense_senses_entry_letData_dicBody">3) </text:span><text:span text:style-name="xlanguagetag_xitem_.en_definition_.en_sense_senses_entry_letData_dicBody"/><text:span text:style-name="xitem_.en_definition_.en_sense_senses_entry_letData_dicBody">true, real</text:span><text:span text:style-name="xitem-xitem_definition..before_definition_.en_sense_senses_entry_letData_dicBody"> </text:span><text:span text:style-name="xlanguagetag_xitem_.tpi_definition_.en_sense_senses_entry_letData_dicBody"/><text:span text:style-name="xitem_.tpi_definition_.en_sense_senses_entry_letData_dicBody">tru</text:span><text:span text:style-name="definition..after_sense_senses_entry_letData_dicBody"> </text:span><text:span text:style-name="example_xitem_examples_sense_senses_entry_letData_dicBody">Nġaa pin sënë anon raḳ yoh vu ġaġek sën Mehöböp nër lo</text:span><text:span text:style-name="example..after_xitem_examples_sense_senses_entry_letData_dicBody"> </text:span><text:span text:style-name="translation_.en_translations_xitem_examples_sense_senses_entry_letData_dicBody">All these things happened according to what the Lord said</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Ham kwamin nevo ġaġek sën senër agi lo bë anon ma </text:span><text:span text:style-name="example..after_xitem_examples_sense_senses_entry_letData_dicBody"/><text:span text:style-name="translation_.en_translations_xitem_examples_sense_senses_entry_letData_dicBody">You think that what I just said is not true!</text:span><text:span text:style-name="translation..after_translations_xitem_examples_sense_senses_entry_letData_dicBody"> </text:span><text:span text:style-name="examples..after_sense_senses_entry_letData_dicBody"/><text:span text:style-name="sense-sense_senses..before_senses_entry_letData_dicBody"/><text:span text:style-name="xsensenumber_sense_senses_entry_letData_dicBody">4) </text:span><text:span text:style-name="xlanguagetag_xitem_.en_definition_.en_sense_senses_entry_letData_dicBody"/><text:span text:style-name="xitem_.en_definition_.en_sense_senses_entry_letData_dicBody">spirit, essence, reality-this part of a person may leave the body in a dream (cf also </text:span><text:span text:style-name="span_.bzh_xitem_.en_definition_.en_sense_senses_entry_letData_dicBody">kenu</text:span><text:span text:style-name="xitem_.en_definition_.en_sense_senses_entry_letData_dicBody">)</text:span><text:span text:style-name="xitem-xitem_definition..before_definition_.en_sense_senses_entry_letData_dicBody"> </text:span><text:span text:style-name="xlanguagetag_xitem_.tpi_definition_.en_sense_senses_entry_letData_dicBody"/><text:span text:style-name="xitem_.tpi_definition_.en_sense_senses_entry_letData_dicBody">spirit/ tewel em i lusim bodi long nait long driman</text:span><text:span text:style-name="definition..after_sense_senses_entry_letData_dicBody"> </text:span><text:span text:style-name="example_examples_sense_senses_entry_letData_dicBody">Yesu nġeeḳ böpata ggökin log lëëin anon ya</text:span><text:span text:style-name="example..after_examples_sense_senses_entry_letData_dicBody"> </text:span><text:span text:style-name="translation_.en_translations_examples_sense_senses_entry_letData_dicBody">Jesus cried out loudly and released his spirit</text:span><text:span text:style-name="translation..after_translations_examples_sense_senses_entry_letData_dicBody"> </text:span><text:span text:style-name="examples..after_sense_senses_entry_letData_dicBody"/></text:p>
      </text:section>
      <text:section text:style-name="Sect_letHead" text:name="Sect_letHead">
        <text:p text:style-name="letter_letHead_dicBody">B b</text:p>
      </text:section>
      <text:section text:style-name="Sect_letData" text:name="Sect_letData">
        <text:p text:style-name="entry_letData_dicBody"><text:span text:style-name="headword_entry_letData_dicBody">bumin</text:span><text:span text:style-name="headword..after_entry_letData_dicBody"> </text:span><text:span text:style-name="pronunciation..before_pronunciations_entry_letData_dicBody">[</text:span><text:span text:style-name="pronunciation_pronunciations_entry_letData_dicBody">ᵐbum.in</text:span><text:span text:style-name="pronunciation..after_pronunciations_entry_letData_dicBody">]</text:span><text:span text:style-name="pronunciations..after_entry_letData_dicBody"> </text:span><text:span text:style-name="partofspeech_.en_grammaticalinfo_sense_senses_entry_letData_dicBody">Class1</text:span><text:span text:style-name="partofspeech..after_grammaticalinfo_sense_senses_entry_letData_dicBody"> </text:span><text:span text:style-name="grammaticalinfo..after_sense_senses_entry_letData_dicBody"/><text:span text:style-name="xlanguagetag_xitem_.en_definition_.en_sense_senses_entry_letData_dicBody"/><text:span text:style-name="xitem_.en_definition_.en_sense_senses_entry_letData_dicBody">cause sickness or ailments of various kinds of sickness usually caused by spirits. Often from trespassing in a </text:span><text:span text:style-name="span_.bzh_xitem_.en_definition_.en_sense_senses_entry_letData_dicBody">nyëġ ġebus</text:span><text:span text:style-name="xitem_.en_definition_.en_sense_senses_entry_letData_dicBody"> or haunted place. This would also happen so someone who used the </text:span><text:span text:style-name="span_.bzh_xitem_.en_definition_.en_sense_senses_entry_letData_dicBody">ġebum</text:span><text:span text:style-name="xitem_.en_definition_.en_sense_senses_entry_letData_dicBody"> or </text:span><text:span text:style-name="span_.bzh_xitem_.en_definition_.en_sense_senses_entry_letData_dicBody">varap</text:span><text:span text:style-name="xitem_.en_definition_.en_sense_senses_entry_letData_dicBody"> tailpieces, or the red paint (</text:span><text:span text:style-name="span_.bzh_xitem_.en_definition_.en_sense_senses_entry_letData_dicBody">mon-ḳavaan</text:span><text:span text:style-name="xitem_.en_definition_.en_sense_senses_entry_letData_dicBody">) in dancing, but didn't follow the correct ritual.</text:span><text:span text:style-name="xitem-xitem_definition..before_definition_.en_sense_senses_entry_letData_dicBody"> </text:span><text:span text:style-name="xlanguagetag_xitem_.tpi_definition_.en_sense_senses_entry_letData_dicBody"/><text:span text:style-name="xitem_.tpi_definition_.en_sense_senses_entry_letData_dicBody">sampela samting i bagarapim em</text:span><text:span text:style-name="definition..after_sense_senses_entry_letData_dicBody"> </text:span><text:span text:style-name="example_xitem_examples_sense_senses_entry_letData_dicBody">Nġaa la bumin beloḳ nedo begganġ</text:span><text:span text:style-name="example..after_xitem_examples_sense_senses_entry_letData_dicBody"> </text:span><text:span text:style-name="translation_.en_translations_xitem_examples_sense_senses_entry_letData_dicBody">Something has made him sick and he is staying in the house</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Nyëġ bumin</text:span><text:span text:style-name="example..after_xitem_examples_sense_senses_entry_letData_dicBody"> </text:span><text:span text:style-name="translation_.en_translations_xitem_examples_sense_senses_entry_letData_dicBody">The (spirit from this) place made him sick</text:span><text:span text:style-name="translation..after_translations_xitem_examples_sense_senses_entry_letData_dicBody"> </text:span><text:span text:style-name="examples..after_sense_senses_entry_letData_dicBody"/></text:p>
      </text:section>
      <text:section text:style-name="Sect_letHead" text:name="Sect_letHead">
        <text:p text:style-name="letter_letHead_dicBody">D d</text:p>
      </text:section>
      <text:section text:style-name="Sect_letData" text:name="Sect_letData">
        <text:p text:style-name="entry_letData_dicBody"><text:span text:style-name="headword_entry_letData_dicBody">deġinengin</text:span><text:span text:style-name="headword..after_entry_letData_dicBody"> </text:span><text:span text:style-name="pronunciation..before_pronunciations_entry_letData_dicBody">[</text:span><text:span text:style-name="pronunciation_pronunciations_entry_letData_dicBody">ⁿdə.ˈᵑɢin.əŋ.in</text:span><text:span text:style-name="pronunciation..after_pronunciations_entry_letData_dicBody">]</text:span><text:span text:style-name="pronunciations..after_entry_letData_dicBody"> </text:span><text:span text:style-name="xsensenumber_sense_senses_entry_letData_dicBody">1) </text:span><text:span text:style-name="partofspeech_.en_grammaticalinfo_sense_senses_entry_letData_dicBody">Class1</text:span><text:span text:style-name="partofspeech..after_grammaticalinfo_sense_senses_entry_letData_dicBody"> </text:span><text:span text:style-name="grammaticalinfo..after_sense_senses_entry_letData_dicBody"/><text:span text:style-name="xlanguagetag_xitem_.en_definition_.en_sense_senses_entry_letData_dicBody"/><text:span text:style-name="xitem_.en_definition_.en_sense_senses_entry_letData_dicBody">press down, press together, hold down, crush</text:span><text:span text:style-name="xitem-xitem_definition..before_definition_.en_sense_senses_entry_letData_dicBody"> </text:span><text:span text:style-name="xlanguagetag_xitem_.tpi_definition_.en_sense_senses_entry_letData_dicBody"/><text:span text:style-name="span_.en_xitem_.tpi_definition_.en_sense_senses_entry_letData_dicBody">daunim</text:span><text:span text:style-name="xitem_.tpi_definition_.en_sense_senses_entry_letData_dicBody"> strong</text:span><text:span text:style-name="definition..after_sense_senses_entry_letData_dicBody"> </text:span><text:span text:style-name="example_xitem_examples_sense_senses_entry_letData_dicBody">Deġinengin bahë pesuv</text:span><text:span text:style-name="example..after_xitem_examples_sense_senses_entry_letData_dicBody"> </text:span><text:span text:style-name="translation_.en_translations_xitem_examples_sense_senses_entry_letData_dicBody">It crushed him and his insides spurted out</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Begganġ tamanġ bedeġinengin bööḳ</text:span><text:span text:style-name="example..after_xitem_examples_sense_senses_entry_letData_dicBody"> </text:span><text:span text:style-name="translation_.en_translations_xitem_examples_sense_senses_entry_letData_dicBody">The house collapsed and squashed the pig</text:span><text:span text:style-name="translation..after_translations_xitem_examples_sense_senses_entry_letData_dicBody"> </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text:span text:style-name="xitem_.en_definition_.en_sense_senses_entry_letData_dicBody">oppress, burden, persecute</text:span><text:span text:style-name="xitem-xitem_definition..before_definition_.en_sense_senses_entry_letData_dicBody"> </text:span><text:span text:style-name="xlanguagetag_xitem_.tpi_definition_.en_sense_senses_entry_letData_dicBody"/><text:span text:style-name="xitem_.tpi_definition_.en_sense_senses_entry_letData_dicBody">givim hevi long</text:span><text:span text:style-name="definition..after_sense_senses_entry_letData_dicBody"> </text:span><text:span text:style-name="example_examples_sense_senses_entry_letData_dicBody">Su rëḳ dedeġinengin nġaa maggin jaḳ sa rë</text:span><text:span text:style-name="example..after_examples_sense_senses_entry_letData_dicBody"> </text:span><text:span text:style-name="translation_.en_translations_examples_sense_senses_entry_letData_dicBody">They won't persecute me</text:span><text:span text:style-name="translation..after_translations_examples_sense_senses_entry_letData_dicBody"> </text:span><text:span text:style-name="examples..after_sense_senses_entry_letData_dicBody"/></text:p>
      </text:section>
      <text:section text:style-name="Sect_letHead" text:name="Sect_letHead">
        <text:p text:style-name="letter_letHead_dicBody">G g</text:p>
      </text:section>
      <text:section text:style-name="Sect_letData" text:name="Sect_letData">
        <text:p text:style-name="entry_letData_dicBody"><text:span text:style-name="headword_entry_letData_dicBody">gelöġin</text:span><text:span text:style-name="headword..after_entry_letData_dicBody"> </text:span><text:span text:style-name="pronunciation..before_pronunciations_entry_letData_dicBody">[</text:span><text:span text:style-name="pronunciation_pronunciations_entry_letData_dicBody">ᵑɡə.ˈl̪ɔᵑɢ.in</text:span><text:span text:style-name="pronunciation..after_pronunciations_entry_letData_dicBody">]</text:span><text:span text:style-name="pronunciations..after_entry_letData_dicBody"> </text:span><text:span text:style-name="partofspeech_.en_grammaticalinfo_sense_senses_entry_letData_dicBody">Class1</text:span><text:span text:style-name="partofspeech..after_grammaticalinfo_sense_senses_entry_letData_dicBody"> </text:span><text:span text:style-name="grammaticalinfo..after_sense_senses_entry_letData_dicBody"/><text:span text:style-name="xsensenumber_sense_senses_entry_letData_dicBody">1) </text:span><text:span text:style-name="xlanguagetag_xitem_.en_definition_.en_sense_senses_entry_letData_dicBody"/><text:span text:style-name="xitem_.en_definition_.en_sense_senses_entry_letData_dicBody">to scrape, to rub off-as of skin</text:span><text:span text:style-name="xitem-xitem_definition..before_definition_.en_sense_senses_entry_letData_dicBody"> </text:span><text:span text:style-name="xlanguagetag_xitem_.tpi_definition_.en_sense_senses_entry_letData_dicBody"/><text:span text:style-name="xitem_.tpi_definition_.en_sense_senses_entry_letData_dicBody">skrapim skin</text:span><text:span text:style-name="definition..after_sense_senses_entry_letData_dicBody"> </text:span><text:span text:style-name="example_xitem_examples_sense_senses_entry_letData_dicBody">Gelöġin seḳë raḳ ḳele nyë</text:span><text:span text:style-name="example..after_xitem_examples_sense_senses_entry_letData_dicBody"> </text:span><text:span text:style-name="translation_.en_translations_xitem_examples_sense_senses_entry_letData_dicBody">He scraped his arm on the projection from the tree</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Sa ġelöġin rekuġ raḳ ġelönġ</text:span><text:span text:style-name="example..after_xitem_examples_sense_senses_entry_letData_dicBody"> </text:span><text:span text:style-name="translation_.en_translations_xitem_examples_sense_senses_entry_letData_dicBody">I scraped my elbow on a stone</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Nema loḳ mala lob gelöġin</text:span><text:span text:style-name="example..after_xitem_examples_sense_senses_entry_letData_dicBody"> </text:span><text:span text:style-name="translation_.en_translations_xitem_examples_sense_senses_entry_letData_dicBody">She scratched his eye out with her fingers</text:span><text:span text:style-name="translation..after_translations_xitem_examples_sense_senses_entry_letData_dicBody"> </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text:span text:style-name="xitem_.en_definition_.en_sense_senses_entry_letData_dicBody">remove-as of clothing etc</text:span><text:span text:style-name="xitem-xitem_definition..before_definition_.en_sense_senses_entry_letData_dicBody"> </text:span><text:span text:style-name="xlanguagetag_xitem_.tpi_definition_.en_sense_senses_entry_letData_dicBody"/><text:span text:style-name="span_.en_xitem_.tpi_definition_.en_sense_senses_entry_letData_dicBody">l</text:span><text:span text:style-name="xitem_.tpi_definition_.en_sense_senses_entry_letData_dicBody">usim siot samting</text:span><text:span text:style-name="definition..after_sense_senses_entry_letData_dicBody"> </text:span><text:span text:style-name="example_examples_sense_senses_entry_letData_dicBody">Gelöġin trases geya neripek</text:span><text:span text:style-name="example..after_examples_sense_senses_entry_letData_dicBody"> </text:span><text:span text:style-name="translation_.en_translations_examples_sense_senses_entry_letData_dicBody">He took his trousers and went to wash</text:span><text:span text:style-name="translation..after_translations_examples_sense_senses_entry_letData_dicBody"> </text:span><text:span text:style-name="examples..after_sense_senses_entry_letData_dicBody"/></text:p>
        <text:p text:style-name="entry_letData_dicBody"><text:span text:style-name="headword_entry_letData_dicBody">gëpin</text:span><text:span text:style-name="headword..after_entry_letData_dicBody"> </text:span><text:span text:style-name="pronunciation..before_pronunciations_entry_letData_dicBody">[</text:span><text:span text:style-name="pronunciation_pronunciations_entry_letData_dicBody">ᵑɡep.in</text:span><text:span text:style-name="pronunciation..after_pronunciations_entry_letData_dicBody">]</text:span><text:span text:style-name="pronunciations..after_entry_letData_dicBody"> </text:span><text:span text:style-name="primaryrefs..before_entry_letData_dicBody">(</text:span><text:span text:style-name="LexEntryTypepublishStemEntryTypeAbbreviationPub_.en_entryreftype_primaryrefs_entry_letData_dicBody">der. of</text:span><text:span text:style-name="LexEntryTypepublishStemEntryTypeAbbreviationPub..after_entryreftype_primaryrefs_entry_letData_dicBody"> </text:span><text:span text:style-name="entryreftype..after_primaryrefs_entry_letData_dicBody"/><text:span text:style-name="primaryrefs..after_entry_letData_dicBody">) </text:span><text:span text:style-name="partofspeech_.en_grammaticalinfo_sense_senses_entry_letData_dicBody">Class3</text:span><text:span text:style-name="partofspeech..after_grammaticalinfo_sense_senses_entry_letData_dicBody"> </text:span><text:span text:style-name="grammaticalinfo..after_sense_senses_entry_letData_dicBody"/><text:span text:style-name="xlanguagetag_xitem_.en_definition_.en_sense_senses_entry_letData_dicBody"/><text:span text:style-name="xitem_.en_definition_.en_sense_senses_entry_letData_dicBody">be sorry for, to pity, to express a wish that something won't happen</text:span><text:span text:style-name="xitem-xitem_definition..before_definition_.en_sense_senses_entry_letData_dicBody"> </text:span><text:span text:style-name="xlanguagetag_xitem_.tpi_definition_.en_sense_senses_entry_letData_dicBody"/><text:span text:style-name="span_.en_xitem_.tpi_definition_.en_sense_senses_entry_letData_dicBody">sori long</text:span><text:span text:style-name="xitem_.tpi_definition_.en_sense_senses_entry_letData_dicBody"> em</text:span><text:span text:style-name="definition..after_sense_senses_entry_letData_dicBody"> </text:span><text:span text:style-name="example_examples_sense_senses_entry_letData_dicBody">Rëḳ mu gëpin mehö sën rëḳ nanër Mehönon Nalu ranġah vu alam bedengis yi</text:span><text:span text:style-name="example..after_examples_sense_senses_entry_letData_dicBody"> </text:span><text:span text:style-name="translation_.en_translations_examples_sense_senses_entry_letData_dicBody">But pity the person who betrays the Son of Man to death</text:span><text:span text:style-name="translation..after_translations_examples_sense_senses_entry_letData_dicBody"> </text:span><text:span text:style-name="examples..after_sense_senses_entry_letData_dicBody"/></text:p>
        <text:p text:style-name="entry_letData_dicBody"><text:span text:style-name="headword_entry_letData_dicBody">gujeng</text:span><text:span text:style-name="headword..after_entry_letData_dicBody"> </text:span><text:span text:style-name="pronunciation..before_pronunciations_entry_letData_dicBody">[</text:span><text:span text:style-name="pronunciation_pronunciations_entry_letData_dicBody">ˈᵑɡuⁿd͡ʒ.əŋ</text:span><text:span text:style-name="pronunciation..after_pronunciations_entry_letData_dicBody">]</text:span><text:span text:style-name="pronunciations..after_entry_letData_dicBody"> </text:span><text:span text:style-name="partofspeech_.en_grammaticalinfo_sense_senses_entry_letData_dicBody">Class1</text:span><text:span text:style-name="partofspeech..after_grammaticalinfo_sense_senses_entry_letData_dicBody"> </text:span><text:span text:style-name="grammaticalinfo..after_sense_senses_entry_letData_dicBody"/><text:span text:style-name="xlanguagetag_xitem_.en_definition_.en_sense_senses_entry_letData_dicBody"/><text:span text:style-name="xitem_.en_definition_.en_sense_senses_entry_letData_dicBody">sleep somewhere; but then get up and go on to somewhere else; to finish staying somewhere and go on</text:span><text:span text:style-name="xitem-xitem_definition..before_definition_.en_sense_senses_entry_letData_dicBody"> </text:span><text:span text:style-name="xlanguagetag_xitem_.tpi_definition_.en_sense_senses_entry_letData_dicBody"/><text:span text:style-name="span_.en_xitem_.tpi_definition_.en_sense_senses_entry_letData_dicBody">l</text:span><text:span text:style-name="xitem_.tpi_definition_.en_sense_senses_entry_letData_dicBody">usim haus</text:span><text:span text:style-name="definition..after_sense_senses_entry_letData_dicBody"> </text:span><text:span text:style-name="example_xitem_examples_sense_senses_entry_letData_dicBody">Gujeng ya begganġ mewis</text:span><text:span text:style-name="example..after_xitem_examples_sense_senses_entry_letData_dicBody"> </text:span><text:span text:style-name="translation_.en_translations_xitem_examples_sense_senses_entry_letData_dicBody">He finished staying here and went on to another house</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Dëggëp loḳ gujeng yah</text:span><text:span text:style-name="example..after_xitem_examples_sense_senses_entry_letData_dicBody"> </text:span><text:span text:style-name="translation_.en_translations_xitem_examples_sense_senses_entry_letData_dicBody">They slept there and then went back</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Segujeng ya Rae loḳ tum segujeng meyom</text:span><text:span text:style-name="example..after_xitem_examples_sense_senses_entry_letData_dicBody"> </text:span><text:span text:style-name="translation_.en_translations_xitem_examples_sense_senses_entry_letData_dicBody">I went and lived in Lae for a while and then I came back</text:span><text:span text:style-name="translation..after_translations_xitem_examples_sense_senses_entry_letData_dicBody"> </text:span><text:span text:style-name="examples..after_sense_senses_entry_letData_dicBody"/></text:p>
      </text:section>
      <text:section text:style-name="Sect_letHead" text:name="Sect_letHead">
        <text:p text:style-name="letter_letHead_dicBody">H h</text:p>
      </text:section>
      <text:section text:style-name="Sect_letData" text:name="Sect_letData">
        <text:p text:style-name="entry_letData_dicBody"><text:span text:style-name="headword_entry_letData_dicBody">huh yi</text:span><text:span text:style-name="headword..after_entry_letData_dicBody"> </text:span><text:span text:style-name="pronunciation..before_pronunciations_entry_letData_dicBody">[</text:span><text:span text:style-name="pronunciation_pronunciations_entry_letData_dicBody">ʁuʁ yi</text:span><text:span text:style-name="pronunciation..after_pronunciations_entry_letData_dicBody">]</text:span><text:span text:style-name="pronunciations..after_entry_letData_dicBody"> </text:span><text:span text:style-name="partofspeech_.en_grammaticalinfo_sense_senses_entry_letData_dicBody">Class2</text:span><text:span text:style-name="partofspeech..after_grammaticalinfo_sense_senses_entry_letData_dicBody"> </text:span><text:span text:style-name="grammaticalinfo..after_sense_senses_entry_letData_dicBody"/><text:span text:style-name="xlanguagetag_xitem_.en_definition_.en_sense_senses_entry_letData_dicBody"/><text:span text:style-name="xitem_.en_definition_.en_sense_senses_entry_letData_dicBody">restrain oneself, hold back, refrain, to remain calm--used with the appropriate pronoun, </text:span><text:span text:style-name="span_.bzh_xitem_.en_definition_.en_sense_senses_entry_letData_dicBody">yi, ham</text:span><text:span text:style-name="xitem_.en_definition_.en_sense_senses_entry_letData_dicBody">, etc.</text:span><text:span text:style-name="xitem-xitem_definition..before_definition_.en_sense_senses_entry_letData_dicBody"> </text:span><text:span text:style-name="xlanguagetag_xitem_.tpi_definition_.en_sense_senses_entry_letData_dicBody"/><text:span text:style-name="xitem_.tpi_definition_.en_sense_senses_entry_letData_dicBody">sindaun isi</text:span><text:span text:style-name="definition..after_sense_senses_entry_letData_dicBody"> </text:span><text:span text:style-name="example_examples_sense_senses_entry_letData_dicBody">Ham huh ham geham su vonġ baar rë</text:span><text:span text:style-name="example..after_examples_sense_senses_entry_letData_dicBody"> </text:span><text:span text:style-name="translation_.en_translations_examples_sense_senses_entry_letData_dicBody">You held back and didn't play football</text:span><text:span text:style-name="translation..after_translations_examples_sense_senses_entry_letData_dicBody"> </text:span><text:span text:style-name="examples..after_sense_senses_entry_letData_dicBody"/></text:p>
      </text:section>
      <text:section text:style-name="Sect_letHead" text:name="Sect_letHead">
        <text:p text:style-name="letter_letHead_dicBody">J j</text:p>
      </text:section>
      <text:section text:style-name="Sect_letData" text:name="Sect_letData">
        <text:p text:style-name="entry_letData_dicBody"><text:span text:style-name="headword_entry_letData_dicBody">jij</text:span><text:span text:style-name="headword..after_entry_letData_dicBody"> </text:span><text:span text:style-name="pronunciation..before_pronunciations_entry_letData_dicBody">[</text:span><text:span text:style-name="pronunciation_pronunciations_entry_letData_dicBody">ⁿd͡ʒiⁿd͡ʒ</text:span><text:span text:style-name="pronunciation..after_pronunciations_entry_letData_dicBody">]</text:span><text:span text:style-name="pronunciations..after_entry_letData_dicBody"> </text:span><text:span text:style-name="partofspeech_.en_grammaticalinfo_sense_senses_entry_letData_dicBody">Class1</text:span><text:span text:style-name="partofspeech..after_grammaticalinfo_sense_senses_entry_letData_dicBody"> </text:span><text:span text:style-name="grammaticalinfo..after_sense_senses_entry_letData_dicBody"/><text:span text:style-name="xlanguagetag_xitem_.en_definition_.en_sense_senses_entry_letData_dicBody"/><text:span text:style-name="xitem_.en_definition_.en_sense_senses_entry_letData_dicBody">entreat, entice, persuade, urge, tempt, seduce; to cause someone to do something they hadn't intended</text:span><text:span text:style-name="xitem-xitem_definition..before_definition_.en_sense_senses_entry_letData_dicBody"> </text:span><text:span text:style-name="xlanguagetag_xitem_.tpi_definition_.en_sense_senses_entry_letData_dicBody"/><text:span text:style-name="span_.en_xitem_.tpi_definition_.en_sense_senses_entry_letData_dicBody">hariapim</text:span><text:span text:style-name="definition..after_sense_senses_entry_letData_dicBody"> </text:span><text:span text:style-name="example_xitem_examples_sense_senses_entry_letData_dicBody">Pesooḳ jij sa</text:span><text:span text:style-name="example..after_xitem_examples_sense_senses_entry_letData_dicBody"> </text:span><text:span text:style-name="translation_.en_translations_xitem_examples_sense_senses_entry_letData_dicBody">I had the hiccups</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Jij bë dena pevis</text:span><text:span text:style-name="example..after_xitem_examples_sense_senses_entry_letData_dicBody"> </text:span><text:span text:style-name="translation_.en_translations_xitem_examples_sense_senses_entry_letData_dicBody">He urged them to go quickly</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Sa su nër bë alu ana rë gaḳ yö jij sa bë alu ana</text:span><text:span text:style-name="example..after_xitem_examples_sense_senses_entry_letData_dicBody"> </text:span><text:span text:style-name="translation_.en_translations_xitem_examples_sense_senses_entry_letData_dicBody">I didn't say we would go, but he urged me to</text:span><text:span text:style-name="translation..after_translations_xitem_examples_sense_senses_entry_letData_dicBody"> </text:span><text:span text:style-name="examples..after_sense_senses_entry_letData_dicBody"/></text:p>
      </text:section>
      <text:section text:style-name="Sect_letHead" text:name="Sect_letHead">
        <text:p text:style-name="letter_letHead_dicBody">K k</text:p>
      </text:section>
      <text:section text:style-name="Sect_letData" text:name="Sect_letData">
        <text:p text:style-name="entry_letData_dicBody"><text:span text:style-name="headword_entry_letData_dicBody">ketiv</text:span><text:span text:style-name="headword..after_entry_letData_dicBody"> </text:span><text:span text:style-name="pronunciation..before_pronunciations_entry_letData_dicBody">[</text:span><text:span text:style-name="pronunciation_pronunciations_entry_letData_dicBody">kə.ˈtiβ</text:span><text:span text:style-name="pronunciation..after_pronunciations_entry_letData_dicBody">]</text:span><text:span text:style-name="pronunciations..after_entry_letData_dicBody"> </text:span><text:span text:style-name="partofspeech_.en_grammaticalinfo_sense_senses_entry_letData_dicBody">noun(al)</text:span><text:span text:style-name="partofspeech..after_grammaticalinfo_sense_senses_entry_letData_dicBody"> </text:span><text:span text:style-name="grammaticalinfo..after_sense_senses_entry_letData_dicBody"/><text:span text:style-name="xlanguagetag_xitem_.en_definition_.en_sense_senses_entry_letData_dicBody"/><text:span text:style-name="xitem_.en_definition_.en_sense_senses_entry_letData_dicBody">dam, to dam. The main wall is built across the river and the stream diverted. Before the stream is closed off, a series of walls, </text:span><text:span text:style-name="span_.bzh_xitem_.en_definition_.en_sense_senses_entry_letData_dicBody">ketivsën,</text:span><text:span text:style-name="xitem_.en_definition_.en_sense_senses_entry_letData_dicBody"> are built across the original streambed lower down. Finally the first dam is closed off, diverting the water, and the fish are trapped by these various secondary walls and can be speared.</text:span><text:span text:style-name="xitem-xitem_definition..before_definition_.en_sense_senses_entry_letData_dicBody"> </text:span><text:span text:style-name="xlanguagetag_xitem_.tpi_definition_.en_sense_senses_entry_letData_dicBody"/><text:span text:style-name="xitem_.tpi_definition_.en_sense_senses_entry_letData_dicBody">banisim pis</text:span><text:span text:style-name="definition..after_sense_senses_entry_letData_dicBody"> </text:span><text:span text:style-name="example_examples_sense_senses_entry_letData_dicBody">Deketiv bël vaha in bë ġël jaḳ vu gedengis</text:span><text:span text:style-name="example..after_examples_sense_senses_entry_letData_dicBody"> </text:span><text:span text:style-name="translation_.en_translations_examples_sense_senses_entry_letData_dicBody">They built secondary walls across downstream of the dam to prevent the fish escaping and to allow them to catch them</text:span><text:span text:style-name="translation..after_translations_examples_sense_senses_entry_letData_dicBody"> </text:span><text:span text:style-name="examples..after_sense_senses_entry_letData_dicBody"/></text:p>
      </text:section>
      <text:section text:style-name="Sect_letHead" text:name="Sect_letHead">
        <text:p text:style-name="letter_letHead_dicBody">Ḳ ḳ</text:p>
      </text:section>
      <text:section text:style-name="Sect_letData" text:name="Sect_letData">
        <text:p text:style-name="entry_letData_dicBody"><text:span text:style-name="headword_entry_letData_dicBody">ḳunġin</text:span><text:span text:style-name="headword..after_entry_letData_dicBody"> </text:span><text:span text:style-name="pronunciation..before_pronunciations_entry_letData_dicBody">[</text:span><text:span text:style-name="pronunciation_pronunciations_entry_letData_dicBody">ˈquɴ.in</text:span><text:span text:style-name="pronunciation..after_pronunciations_entry_letData_dicBody">]</text:span><text:span text:style-name="pronunciation..before_pronunciations_entry_letData_dicBody">[</text:span><text:span text:style-name="pronunciation_pronunciations_entry_letData_dicBody">quɴ</text:span><text:span text:style-name="pronunciation..after_pronunciations_entry_letData_dicBody">]</text:span><text:span text:style-name="pronunciations..after_entry_letData_dicBody"> </text:span><text:span text:style-name="primaryrefs..before_entry_letData_dicBody">(</text:span><text:span text:style-name="LexEntryTypepublishStemEntryTypeAbbreviationPub_.en_entryreftype_primaryrefs_entry_letData_dicBody">der. of</text:span><text:span text:style-name="LexEntryTypepublishStemEntryTypeAbbreviationPub..after_entryreftype_primaryrefs_entry_letData_dicBody"> </text:span><text:span text:style-name="entryreftype..after_primaryrefs_entry_letData_dicBody"/><text:span text:style-name="primaryrefs..after_entry_letData_dicBody">) </text:span><text:span text:style-name="partofspeech_.en_grammaticalinfo_sense_senses_entry_letData_dicBody">Class1</text:span><text:span text:style-name="partofspeech..after_grammaticalinfo_sense_senses_entry_letData_dicBody"> </text:span><text:span text:style-name="grammaticalinfo..after_sense_senses_entry_letData_dicBody"/><text:span text:style-name="xlanguagetag_xitem_.en_definition_.en_sense_senses_entry_letData_dicBody"/><text:span text:style-name="xitem_.en_definition_.en_sense_senses_entry_letData_dicBody">to call out </text:span><text:span text:style-name="span_.bzh_xitem_.en_definition_.en_sense_senses_entry_letData_dicBody">`ḳunġ'</text:span><text:span text:style-name="xitem_.en_definition_.en_sense_senses_entry_letData_dicBody"> to indicate that the message one is calling is finished or that which someone else was calling has been heard and understood</text:span><text:span text:style-name="xitem-xitem_definition..before_definition_.en_sense_senses_entry_letData_dicBody"> </text:span><text:span text:style-name="xlanguagetag_xitem_.tpi_definition_.en_sense_senses_entry_letData_dicBody"/><text:span text:style-name="xitem_.tpi_definition_.en_sense_senses_entry_letData_dicBody">bekim singaut</text:span><text:span text:style-name="definition..after_sense_senses_entry_letData_dicBody"> </text:span><text:span text:style-name="example_xitem_examples_sense_senses_entry_letData_dicBody">Tahi ya geḳunġin ving</text:span><text:span text:style-name="example..after_xitem_examples_sense_senses_entry_letData_dicBody"> </text:span><text:span text:style-name="translation_.en_translations_xitem_examples_sense_senses_entry_letData_dicBody">He called out the message and marked the end of it too</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Ḳunġ in mehöti tahi</text:span><text:span text:style-name="example..after_xitem_examples_sense_senses_entry_letData_dicBody"> </text:span><text:span text:style-name="translation_.en_translations_xitem_examples_sense_senses_entry_letData_dicBody">He called </text:span><text:span text:style-name="span_.bzh_translation_.en_translations_xitem_examples_sense_senses_entry_letData_dicBody">ḳunġ</text:span><text:span text:style-name="translation_.en_translations_xitem_examples_sense_senses_entry_letData_dicBody"> in response to the person's call (to indicate that he had received the message)</text:span><text:span text:style-name="translation..after_translations_xitem_examples_sense_senses_entry_letData_dicBody"> </text:span><text:span text:style-name="examples..after_sense_senses_entry_letData_dicBody"/></text:p>
      </text:section>
      <text:section text:style-name="Sect_letHead" text:name="Sect_letHead">
        <text:p text:style-name="letter_letHead_dicBody">L l</text:p>
      </text:section>
      <text:section text:style-name="Sect_letData" text:name="Sect_letData">
        <text:p text:style-name="entry_letData_dicBody"><text:span text:style-name="headword_entry_letData_dicBody">lem</text:span><text:span text:style-name="headword..after_entry_letData_dicBody"> </text:span><text:span text:style-name="pronunciation..before_pronunciations_entry_letData_dicBody">[</text:span><text:span text:style-name="pronunciation_pronunciations_entry_letData_dicBody">l̪ɛm</text:span><text:span text:style-name="pronunciation..after_pronunciations_entry_letData_dicBody">]</text:span><text:span text:style-name="pronunciations..after_entry_letData_dicBody"> </text:span><text:span text:style-name="partofspeech_.en_grammaticalinfo_sense_senses_entry_letData_dicBody">Class3</text:span><text:span text:style-name="partofspeech..after_grammaticalinfo_sense_senses_entry_letData_dicBody"> </text:span><text:span text:style-name="grammaticalinfo..after_sense_senses_entry_letData_dicBody"/><text:span text:style-name="xlanguagetag_xitem_.en_definition_.en_sense_senses_entry_letData_dicBody"/><text:span text:style-name="xitem_.en_definition_.en_sense_senses_entry_letData_dicBody">to call domestic animals. There are different kinds of calling depending on the animal: Dogs: </text:span><text:span text:style-name="span_.bzh_xitem_.en_definition_.en_sense_senses_entry_letData_dicBody">Ge, ge, ge, ...</text:span><text:span text:style-name="xitem_.en_definition_.en_sense_senses_entry_letData_dicBody">; Pigs: </text:span><text:span text:style-name="span_.bzh_xitem_.en_definition_.en_sense_senses_entry_letData_dicBody">Ba, ba, ba, ...</text:span><text:span text:style-name="xitem_.en_definition_.en_sense_senses_entry_letData_dicBody">; Chickens: </text:span><text:span text:style-name="span_.bzh_xitem_.en_definition_.en_sense_senses_entry_letData_dicBody">Pu, pu, pu, ...</text:span><text:span text:style-name="xitem-xitem_definition..before_definition_.en_sense_senses_entry_letData_dicBody"> </text:span><text:span text:style-name="xlanguagetag_xitem_.tpi_definition_.en_sense_senses_entry_letData_dicBody"/><text:span text:style-name="xitem_.tpi_definition_.en_sense_senses_entry_letData_dicBody">singautim ol dok, pik, kakaruk, samting</text:span><text:span text:style-name="definition..after_sense_senses_entry_letData_dicBody"> </text:span><text:span text:style-name="example_xitem_examples_sense_senses_entry_letData_dicBody">Alam-reggu-yi dëlem anöö vu vos</text:span><text:span text:style-name="example..after_xitem_examples_sense_senses_entry_letData_dicBody"> </text:span><text:span text:style-name="translation_.en_translations_xitem_examples_sense_senses_entry_letData_dicBody">Hunters call their dogs in the bush</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Lem bööḳ beyam degga nos</text:span><text:span text:style-name="example..after_xitem_examples_sense_senses_entry_letData_dicBody"> </text:span><text:span text:style-name="translation_.en_translations_xitem_examples_sense_senses_entry_letData_dicBody">She called the pigs and they came and ate</text:span><text:span text:style-name="translation..after_translations_xitem_examples_sense_senses_entry_letData_dicBody"> </text:span><text:span text:style-name="examples..after_sense_senses_entry_letData_dicBody"/></text:p>
        <text:p text:style-name="entry_letData_dicBody"><text:span text:style-name="headword_entry_letData_dicBody">lööin</text:span><text:span text:style-name="headword..after_entry_letData_dicBody"> </text:span><text:span text:style-name="pronunciation..before_pronunciations_entry_letData_dicBody">[</text:span><text:span text:style-name="pronunciation_pronunciations_entry_letData_dicBody">ˈl̪ɔː.in</text:span><text:span text:style-name="pronunciation..after_pronunciations_entry_letData_dicBody">]</text:span><text:span text:style-name="pronunciations..after_entry_letData_dicBody"> </text:span><text:span text:style-name="primaryrefs..before_entry_letData_dicBody">(</text:span><text:span text:style-name="LexEntryTypepublishStemEntryTypeAbbreviationPub_.en_entryreftype_primaryrefs_entry_letData_dicBody">der. of</text:span><text:span text:style-name="LexEntryTypepublishStemEntryTypeAbbreviationPub..after_entryreftype_primaryrefs_entry_letData_dicBody"> </text:span><text:span text:style-name="entryreftype..after_primaryrefs_entry_letData_dicBody"/><text:span text:style-name="primaryrefs..after_entry_letData_dicBody">) </text:span><text:span text:style-name="partofspeech_.en_grammaticalinfo_sense_senses_entry_letData_dicBody">Class3</text:span><text:span text:style-name="partofspeech..after_grammaticalinfo_sense_senses_entry_letData_dicBody"> </text:span><text:span text:style-name="grammaticalinfo..after_sense_senses_entry_letData_dicBody"/><text:span text:style-name="xlanguagetag_xitem_.en_definition_.en_sense_senses_entry_letData_dicBody"/><text:span text:style-name="xitem_.en_definition_.en_sense_senses_entry_letData_dicBody">sway about</text:span><text:span text:style-name="xitem-xitem_definition..before_definition_.en_sense_senses_entry_letData_dicBody"> </text:span><text:span text:style-name="xlanguagetag_xitem_.tpi_definition_.en_sense_senses_entry_letData_dicBody"/><text:span text:style-name="span_.en_xitem_.tpi_definition_.en_sense_senses_entry_letData_dicBody">muv i go i kam</text:span><text:span text:style-name="definition..after_sense_senses_entry_letData_dicBody"> </text:span><text:span text:style-name="example_examples_sense_senses_entry_letData_dicBody">Löv adingseḳë om lööin</text:span><text:span text:style-name="example..after_examples_sense_senses_entry_letData_dicBody"> </text:span><text:span text:style-name="translation_.en_translations_examples_sense_senses_entry_letData_dicBody">The sugarcane is very long so it is swaying about</text:span><text:span text:style-name="translation..after_translations_examples_sense_senses_entry_letData_dicBody"> </text:span><text:span text:style-name="examples..after_sense_senses_entry_letData_dicBody"/></text:p>
      </text:section>
      <text:section text:style-name="Sect_letHead" text:name="Sect_letHead">
        <text:p text:style-name="letter_letHead_dicBody">M m</text:p>
      </text:section>
      <text:section text:style-name="Sect_letData" text:name="Sect_letData">
        <text:p text:style-name="entry_letData_dicBody"><text:span text:style-name="headword_entry_letData_dicBody">menġë</text:span><text:span text:style-name="headword..after_entry_letData_dicBody"> </text:span><text:span text:style-name="pronunciation..before_pronunciations_entry_letData_dicBody">[</text:span><text:span text:style-name="pronunciation_pronunciations_entry_letData_dicBody">mə.ˈɴe</text:span><text:span text:style-name="pronunciation..after_pronunciations_entry_letData_dicBody">]</text:span><text:span text:style-name="pronunciations..after_entry_letData_dicBody"> </text:span><text:span text:style-name="partofspeech_.en_grammaticalinfo_sense_senses_entry_letData_dicBody">Class1</text:span><text:span text:style-name="partofspeech..after_grammaticalinfo_sense_senses_entry_letData_dicBody"> </text:span><text:span text:style-name="grammaticalinfo..after_sense_senses_entry_letData_dicBody"/><text:span text:style-name="xlanguagetag_xitem_.en_definition_.en_sense_senses_entry_letData_dicBody"/><text:span text:style-name="xitem_.en_definition_.en_sense_senses_entry_letData_dicBody">furry, having a furry taste-as betelnut or green bananas</text:span><text:span text:style-name="xitem-xitem_definition..before_definition_.en_sense_senses_entry_letData_dicBody"> </text:span><text:span text:style-name="xlanguagetag_xitem_.tpi_definition_.en_sense_senses_entry_letData_dicBody"/><text:span text:style-name="span_.en_xitem_.tpi_definition_.en_sense_senses_entry_letData_dicBody">samting </text:span><text:span text:style-name="xitem_.tpi_definition_.en_sense_senses_entry_letData_dicBody">i gat pait olsem buai</text:span><text:span text:style-name="definition..after_sense_senses_entry_letData_dicBody"> </text:span><text:span text:style-name="example_xitem_examples_sense_senses_entry_letData_dicBody">Menġë vaḳu avi</text:span><text:span text:style-name="example..after_xitem_examples_sense_senses_entry_letData_dicBody"> </text:span><text:span text:style-name="translation_.en_translations_xitem_examples_sense_senses_entry_letData_dicBody">Her mouth went all furry</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Bebumeng menġë loḳ ayo</text:span><text:span text:style-name="example..after_xitem_examples_sense_senses_entry_letData_dicBody"> </text:span><text:span text:style-name="translation_.en_translations_xitem_examples_sense_senses_entry_letData_dicBody">The betel nut upset his stomach</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Vud su moneḳ venuh rë om menġë</text:span><text:span text:style-name="example..after_xitem_examples_sense_senses_entry_letData_dicBody"> </text:span><text:span text:style-name="translation_.en_translations_xitem_examples_sense_senses_entry_letData_dicBody">The bananas weren't really ripe so they had a furry taste</text:span><text:span text:style-name="translation..after_translations_xitem_examples_sense_senses_entry_letData_dicBody"> </text:span><text:span text:style-name="examples..after_sense_senses_entry_letData_dicBody"/></text:p>
      </text:section>
      <text:section text:style-name="Sect_letHead" text:name="Sect_letHead">
        <text:p text:style-name="letter_letHead_dicBody">N n</text:p>
      </text:section>
      <text:section text:style-name="Sect_letData" text:name="Sect_letData">
        <text:p text:style-name="entry_letData_dicBody"><text:span text:style-name="headword_entry_letData_dicBody">nare</text:span><text:span text:style-name="headword..after_entry_letData_dicBody"> </text:span><text:span text:style-name="pronunciation..before_pronunciations_entry_letData_dicBody">[</text:span><text:span text:style-name="pronunciation_pronunciations_entry_letData_dicBody">ˈna.ɾɛ</text:span><text:span text:style-name="pronunciation..after_pronunciations_entry_letData_dicBody">]</text:span><text:span text:style-name="pronunciations..after_entry_letData_dicBody"> </text:span><text:span text:style-name="partofspeech_.en_grammaticalinfo_sense_senses_entry_letData_dicBody">Class3</text:span><text:span text:style-name="partofspeech..after_grammaticalinfo_sense_senses_entry_letData_dicBody"> </text:span><text:span text:style-name="grammaticalinfo..after_sense_senses_entry_letData_dicBody"/><text:span text:style-name="xlanguagetag_xitem_.en_definition_.en_sense_senses_entry_letData_dicBody"/><text:span text:style-name="xitem_.en_definition_.en_sense_senses_entry_letData_dicBody">standing-this is the irregular continuative form of the verb </text:span><text:span text:style-name="span_.bzh_xitem_.en_definition_.en_sense_senses_entry_letData_dicBody">vare</text:span><text:span text:style-name="xitem_.en_definition_.en_sense_senses_entry_letData_dicBody"> `to stand'. The expected form would be *nevare</text:span><text:span text:style-name="xitem-xitem_definition..before_definition_.en_sense_senses_entry_letData_dicBody"> </text:span><text:span text:style-name="xlanguagetag_xitem_.tpi_definition_.en_sense_senses_entry_letData_dicBody"/><text:span text:style-name="xitem_.tpi_definition_.en_sense_senses_entry_letData_dicBody">sanap i stap</text:span><text:span text:style-name="definition..after_sense_senses_entry_letData_dicBody"> </text:span><text:span text:style-name="example_examples_sense_senses_entry_letData_dicBody">Nare raḳ ḳedu getahi ḳööḳ ya ahu</text:span><text:span text:style-name="example..after_examples_sense_senses_entry_letData_dicBody"> </text:span><text:span text:style-name="translation_.en_translations_examples_sense_senses_entry_letData_dicBody">He was standing on the mountain and called a message down below</text:span><text:span text:style-name="translation..after_translations_examples_sense_senses_entry_letData_dicBody"> </text:span><text:span text:style-name="examples..after_sense_senses_entry_letData_dicBody"/></text:p>
        <text:p text:style-name="entry_letData_dicBody"><text:span text:style-name="headword_entry_letData_dicBody">nema</text:span><text:span text:style-name="headword..after_entry_letData_dicBody"> </text:span><text:span text:style-name="pronunciation..before_pronunciations_entry_letData_dicBody">[</text:span><text:span text:style-name="pronunciation_pronunciations_entry_letData_dicBody">nə.ˈma</text:span><text:span text:style-name="pronunciation..after_pronunciations_entry_letData_dicBody">]</text:span><text:span text:style-name="pronunciations..after_entry_letData_dicBody"> </text:span><text:span text:style-name="xsensenumber_sense_senses_entry_letData_dicBody">1) </text:span><text:span text:style-name="partofspeech_.en_grammaticalinfo_sense_senses_entry_letData_dicBody">noun(inal)</text:span><text:span text:style-name="partofspeech..after_grammaticalinfo_sense_senses_entry_letData_dicBody"> </text:span><text:span text:style-name="grammaticalinfo..after_sense_senses_entry_letData_dicBody"/><text:span text:style-name="xlanguagetag_xitem_.en_definition_.en_sense_senses_entry_letData_dicBody"/><text:span text:style-name="xitem_.en_definition_.en_sense_senses_entry_letData_dicBody">hand</text:span><text:span text:style-name="xitem-xitem_definition..before_definition_.en_sense_senses_entry_letData_dicBody"> </text:span><text:span text:style-name="xlanguagetag_xitem_.tpi_definition_.en_sense_senses_entry_letData_dicBody"/><text:span text:style-name="xitem_.tpi_definition_.en_sense_senses_entry_letData_dicBody">han</text:span><text:span text:style-name="definition..after_sense_senses_entry_letData_dicBody"> </text:span><text:span text:style-name="example_xitem_examples_sense_senses_entry_letData_dicBody">Nema keyëh loḳ masin</text:span><text:span text:style-name="example..after_xitem_examples_sense_senses_entry_letData_dicBody"> </text:span><text:span text:style-name="translation_.en_translations_xitem_examples_sense_senses_entry_letData_dicBody">His arm broke in the machine</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Anöö ranġa nema</text:span><text:span text:style-name="example..after_xitem_examples_sense_senses_entry_letData_dicBody"> </text:span><text:span text:style-name="translation_.en_translations_xitem_examples_sense_senses_entry_letData_dicBody">The dog bit her hand</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Mehö saga jom loḳ sa nemaġ</text:span><text:span text:style-name="example..after_xitem_examples_sense_senses_entry_letData_dicBody"> </text:span><text:span text:style-name="translation_.en_translations_xitem_examples_sense_senses_entry_letData_dicBody">That person held my hand</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Nema lu vaha om yö rëḳ medo genom berup</text:span><text:span text:style-name="example..after_xitem_examples_sense_senses_entry_letData_dicBody"> </text:span><text:span text:style-name="translation_.en_translations_xitem_examples_sense_senses_entry_letData_dicBody">He is still alive (in one piece), so he'll be back (to take revenge)</text:span><text:span text:style-name="translation..after_translations_xitem_examples_sense_senses_entry_letData_dicBody"> </text:span><text:span text:style-name="examples..after_sense_senses_entry_letData_dicBody"/><text:span text:style-name="sense-sense_senses..before_senses_entry_letData_dicBody"/><text:span text:style-name="xsensenumber_sense_senses_entry_letData_dicBody">2) </text:span><text:span text:style-name="partofspeech_.en_grammaticalinfo_sense_senses_entry_letData_dicBody">noun(inal)</text:span><text:span text:style-name="partofspeech..after_grammaticalinfo_sense_senses_entry_letData_dicBody"> </text:span><text:span text:style-name="grammaticalinfo..after_sense_senses_entry_letData_dicBody"/><text:span text:style-name="xlanguagetag_xitem_.en_definition_.en_sense_senses_entry_letData_dicBody"/><text:span text:style-name="xitem_.en_definition_.en_sense_senses_entry_letData_dicBody">The forearm as far as the elbow</text:span><text:span text:style-name="xitem-xitem_definition..before_definition_.en_sense_senses_entry_letData_dicBody"> </text:span><text:span text:style-name="xlanguagetag_xitem_.tpi_definition_.en_sense_senses_entry_letData_dicBody"/><text:span text:style-name="xitem_.tpi_definition_.en_sense_senses_entry_letData_dicBody">han</text:span><text:span text:style-name="definition..after_sense_senses_entry_letData_dicBody"> </text:span><text:span text:style-name="example_examples_sense_senses_entry_letData_dicBody">Desis nema raḳ beġo lom seḳë keyëh</text:span><text:span text:style-name="example..after_examples_sense_senses_entry_letData_dicBody"> </text:span><text:span text:style-name="translation_.en_translations_examples_sense_senses_entry_letData_dicBody">They hit is forearm with the club and the bone broke</text:span><text:span text:style-name="translation..after_translations_examples_sense_senses_entry_letData_dicBody"> </text:span><text:span text:style-name="examples..after_sense_senses_entry_letData_dicBody"/><text:span text:style-name="sense-sense_senses..before_senses_entry_letData_dicBody"/><text:span text:style-name="xsensenumber_sense_senses_entry_letData_dicBody">3) </text:span><text:span text:style-name="partofspeech_.en_grammaticalinfo_sense_senses_entry_letData_dicBody">noun(inal)</text:span><text:span text:style-name="partofspeech..after_grammaticalinfo_sense_senses_entry_letData_dicBody"> </text:span><text:span text:style-name="grammaticalinfo..after_sense_senses_entry_letData_dicBody"/><text:span text:style-name="xlanguagetag_xitem_.en_definition_.en_sense_senses_entry_letData_dicBody"/><text:span text:style-name="xitem_.en_definition_.en_sense_senses_entry_letData_dicBody">the forefoot of four footed animals</text:span><text:span text:style-name="xitem-xitem_definition..before_definition_.en_sense_senses_entry_letData_dicBody"> </text:span><text:span text:style-name="xlanguagetag_xitem_.tpi_definition_.en_sense_senses_entry_letData_dicBody"/><text:span text:style-name="xitem_.tpi_definition_.en_sense_senses_entry_letData_dicBody">han bilong ol abus samting</text:span><text:span text:style-name="definition..after_sense_senses_entry_letData_dicBody"> </text:span><text:span text:style-name="example_examples_sense_senses_entry_letData_dicBody">Bööḳ vës söv lob nema keyëh</text:span><text:span text:style-name="example..after_examples_sense_senses_entry_letData_dicBody"> </text:span><text:span text:style-name="translation_.en_translations_examples_sense_senses_entry_letData_dicBody">The pig fell into a hole and broke its front leg(s)</text:span><text:span text:style-name="translation..after_translations_examples_sense_senses_entry_letData_dicBody"> </text:span><text:span text:style-name="examples..after_sense_senses_entry_letData_dicBody"/><text:span text:style-name="sense-sense_senses..before_senses_entry_letData_dicBody"/><text:span text:style-name="xsensenumber_sense_senses_entry_letData_dicBody">4) </text:span><text:span text:style-name="partofspeech_.en_grammaticalinfo_sense_senses_entry_letData_dicBody">noun(inal)</text:span><text:span text:style-name="partofspeech..after_grammaticalinfo_sense_senses_entry_letData_dicBody"> </text:span><text:span text:style-name="grammaticalinfo..after_sense_senses_entry_letData_dicBody"/><text:span text:style-name="xlanguagetag_xitem_.en_definition_.en_sense_senses_entry_letData_dicBody"/><text:span text:style-name="span_.tpi_xitem_.en_definition_.en_sense_senses_entry_letData_dicBody">branch, of trees, etc.</text:span><text:span text:style-name="xitem-xitem_definition..before_definition_.en_sense_senses_entry_letData_dicBody"> </text:span><text:span text:style-name="xlanguagetag_xitem_.tpi_definition_.en_sense_senses_entry_letData_dicBody"/><text:span text:style-name="xitem_.tpi_definition_.en_sense_senses_entry_letData_dicBody">han diewai</text:span><text:span text:style-name="definition..after_sense_senses_entry_letData_dicBody"> </text:span><text:span text:style-name="example_examples_sense_senses_entry_letData_dicBody">Ḳele nerig menevasuh nema nġahi nġahi</text:span><text:span text:style-name="example..after_examples_sense_senses_entry_letData_dicBody"> </text:span><text:span text:style-name="translation_.en_translations_examples_sense_senses_entry_letData_dicBody">The tree grew and divided into many branches</text:span><text:span text:style-name="translation..after_translations_examples_sense_senses_entry_letData_dicBody"> </text:span><text:span text:style-name="examples..after_sense_senses_entry_letData_dicBody"/><text:span text:style-name="sense-sense_senses..before_senses_entry_letData_dicBody"/><text:span text:style-name="xsensenumber_sense_senses_entry_letData_dicBody">5) </text:span><text:span text:style-name="partofspeech_.en_grammaticalinfo_sense_senses_entry_letData_dicBody">noun(inal)</text:span><text:span text:style-name="partofspeech..after_grammaticalinfo_sense_senses_entry_letData_dicBody"> </text:span><text:span text:style-name="grammaticalinfo..after_sense_senses_entry_letData_dicBody"/><text:span text:style-name="xlanguagetag_xitem_.en_definition_.en_sense_senses_entry_letData_dicBody"/><text:span text:style-name="xitem_.en_definition_.en_sense_senses_entry_letData_dicBody">handle of tools, utensils, etc</text:span><text:span text:style-name="xitem-xitem_definition..before_definition_.en_sense_senses_entry_letData_dicBody"> </text:span><text:span text:style-name="xlanguagetag_xitem_.tpi_definition_.en_sense_senses_entry_letData_dicBody"/><text:span text:style-name="xitem_.tpi_definition_.en_sense_senses_entry_letData_dicBody">handel</text:span><text:span text:style-name="definition..after_sense_senses_entry_letData_dicBody"> </text:span><text:span text:style-name="example_examples_sense_senses_entry_letData_dicBody">Devo dëġ nema vër gedetunġ dëġ raḳ ya nengwah</text:span><text:span text:style-name="example..after_examples_sense_senses_entry_letData_dicBody"> </text:span><text:span text:style-name="translation_.en_translations_examples_sense_senses_entry_letData_dicBody">They took the saucepan's handle off and put the saucepan on the fire</text:span><text:span text:style-name="translation..after_translations_examples_sense_senses_entry_letData_dicBody"> </text:span><text:span text:style-name="examples..after_sense_senses_entry_letData_dicBody"/></text:p>
      </text:section>
      <text:section text:style-name="Sect_letHead" text:name="Sect_letHead">
        <text:p text:style-name="letter_letHead_dicBody">Ny ny</text:p>
      </text:section>
      <text:section text:style-name="Sect_letData" text:name="Sect_letData">
        <text:p text:style-name="entry_letData_dicBody"><text:span text:style-name="headword_entry_letData_dicBody">nyë</text:span><text:span text:style-name="headword..after_entry_letData_dicBody"> </text:span><text:span text:style-name="pronunciation..before_pronunciations_entry_letData_dicBody">[</text:span><text:span text:style-name="pronunciation_pronunciations_entry_letData_dicBody">ɲe</text:span><text:span text:style-name="pronunciation..after_pronunciations_entry_letData_dicBody">]</text:span><text:span text:style-name="pronunciations..after_entry_letData_dicBody"> </text:span><text:span text:style-name="partofspeech_.en_grammaticalinfo_sense_senses_entry_letData_dicBody">noun(inal)</text:span><text:span text:style-name="partofspeech..after_grammaticalinfo_sense_senses_entry_letData_dicBody"> </text:span><text:span text:style-name="grammaticalinfo..after_sense_senses_entry_letData_dicBody"/><text:span text:style-name="xsensenumber_sense_senses_entry_letData_dicBody">1) </text:span><text:span text:style-name="xlanguagetag_xitem_.en_definition_.en_sense_senses_entry_letData_dicBody"/><text:span text:style-name="xitem_.en_definition_.en_sense_senses_entry_letData_dicBody">chin</text:span><text:span text:style-name="xitem-xitem_definition..before_definition_.en_sense_senses_entry_letData_dicBody"> </text:span><text:span text:style-name="xlanguagetag_xitem_.tpi_definition_.en_sense_senses_entry_letData_dicBody"/><text:span text:style-name="xitem_.tpi_definition_.en_sense_senses_entry_letData_dicBody">wasket</text:span><text:span text:style-name="definition..after_sense_senses_entry_letData_dicBody"> </text:span><text:span text:style-name="example_examples_sense_senses_entry_letData_dicBody">Sa kër nyëġ gwëbeng</text:span><text:span text:style-name="example..after_examples_sense_senses_entry_letData_dicBody"> </text:span><text:span text:style-name="translation_.en_translations_examples_sense_senses_entry_letData_dicBody">I shaved this morning</text:span><text:span text:style-name="translation..after_translations_examples_sense_senses_entry_letData_dicBody"> </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text:span text:style-name="xitem_.en_definition_.en_sense_senses_entry_letData_dicBody">beginning, first</text:span><text:span text:style-name="xitem-xitem_definition..before_definition_.en_sense_senses_entry_letData_dicBody"> </text:span><text:span text:style-name="xlanguagetag_xitem_.tpi_definition_.en_sense_senses_entry_letData_dicBody"/><text:span text:style-name="xitem_.tpi_definition_.en_sense_senses_entry_letData_dicBody">stat</text:span><text:span text:style-name="definition..after_sense_senses_entry_letData_dicBody"> </text:span><text:span text:style-name="example_examples_sense_senses_entry_letData_dicBody">Yö verup ya nedo ya nyë</text:span><text:span text:style-name="example..after_examples_sense_senses_entry_letData_dicBody"> </text:span><text:span text:style-name="translation_.en_translations_examples_sense_senses_entry_letData_dicBody">He arrived first (and the others (presumably) would come later)</text:span><text:span text:style-name="translation..after_translations_examples_sense_senses_entry_letData_dicBody"> </text:span><text:span text:style-name="examples..after_sense_senses_entry_letData_dicBody"/><text:span text:style-name="sense-sense_senses..before_senses_entry_letData_dicBody"/><text:span text:style-name="xsensenumber_sense_senses_entry_letData_dicBody">3) </text:span><text:span text:style-name="xlanguagetag_xitem_.en_definition_.en_sense_senses_entry_letData_dicBody"/><text:span text:style-name="xitem_.en_definition_.en_sense_senses_entry_letData_dicBody">edge, corner</text:span><text:span text:style-name="xitem-xitem_definition..before_definition_.en_sense_senses_entry_letData_dicBody"> </text:span><text:span text:style-name="xlanguagetag_xitem_.tpi_definition_.en_sense_senses_entry_letData_dicBody"/><text:span text:style-name="xitem_.tpi_definition_.en_sense_senses_entry_letData_dicBody">arere</text:span><text:span text:style-name="definition..after_sense_senses_entry_letData_dicBody"> </text:span><text:span text:style-name="example_xitem_examples_sense_senses_entry_letData_dicBody">Ya nare ya begganġ nyë</text:span><text:span text:style-name="example..after_xitem_examples_sense_senses_entry_letData_dicBody"> </text:span><text:span text:style-name="translation_.en_translations_xitem_examples_sense_senses_entry_letData_dicBody">He went and stood by the corner of the house</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Nyë keyëh raḳ ġelönġ</text:span><text:span text:style-name="example..after_xitem_examples_sense_senses_entry_letData_dicBody"> </text:span><text:span text:style-name="translation_.en_translations_xitem_examples_sense_senses_entry_letData_dicBody">The edge broke on a stone</text:span><text:span text:style-name="translation..after_translations_xitem_examples_sense_senses_entry_letData_dicBody"> </text:span><text:span text:style-name="examples..after_sense_senses_entry_letData_dicBody"/><text:span text:style-name="sense-sense_senses..before_senses_entry_letData_dicBody"/><text:span text:style-name="xsensenumber_sense_senses_entry_letData_dicBody">4) </text:span><text:span text:style-name="xlanguagetag_xitem_.en_definition_.en_sense_senses_entry_letData_dicBody"/><text:span text:style-name="xitem_.en_definition_.en_sense_senses_entry_letData_dicBody">wound, scar, mark. When used in this way, it usually occurs with the instrument which caused the wound, e.g. </text:span><text:span text:style-name="span_.bzh_xitem_.en_definition_.en_sense_senses_entry_letData_dicBody">ḳele nyë</text:span><text:span text:style-name="xitem_.en_definition_.en_sense_senses_entry_letData_dicBody"> 'spear wound', </text:span><text:span text:style-name="span_.bzh_xitem_.en_definition_.en_sense_senses_entry_letData_dicBody">beġö nyë</text:span><text:span text:style-name="xitem_.en_definition_.en_sense_senses_entry_letData_dicBody"> 'club wound, </text:span><text:span text:style-name="span_.bzh_xitem_.en_definition_.en_sense_senses_entry_letData_dicBody">taram nyë</text:span><text:span text:style-name="xitem_.en_definition_.en_sense_senses_entry_letData_dicBody"> 'gunshot wound'. It represents the place where the weapon hit, and may be used to refer to the scar once the wound has healed. It can also be used to refer to the mark left by other things, e.g. </text:span><text:span text:style-name="span_.bzh_xitem_.en_definition_.en_sense_senses_entry_letData_dicBody">mun nyë</text:span><text:span text:style-name="xitem_.en_definition_.en_sense_senses_entry_letData_dicBody"> could refer to the piece of sweetpotato etc left after a rat as eaten part. The te</text:span><text:span text:style-name="xitem-xitem_definition..before_definition_.en_sense_senses_entry_letData_dicBody"> </text:span><text:span text:style-name="xlanguagetag_xitem_.tpi_definition_.en_sense_senses_entry_letData_dicBody"/><text:span text:style-name="xitem_.tpi_definition_.en_sense_senses_entry_letData_dicBody">mak i stap long skin</text:span><text:span text:style-name="definition..after_sense_senses_entry_letData_dicBody"> </text:span><text:span text:style-name="example_examples_sense_senses_entry_letData_dicBody">Degelu Jaroom atov wirek om sën dënër yi bë Ḳele-nyë</text:span><text:span text:style-name="example..after_examples_sense_senses_entry_letData_dicBody"> </text:span><text:span text:style-name="translation_.en_translations_examples_sense_senses_entry_letData_dicBody">They speared Jaroom before so they called him "spear-scar"</text:span><text:span text:style-name="translation..after_translations_examples_sense_senses_entry_letData_dicBody"> </text:span><text:span text:style-name="examples..after_sense_senses_entry_letData_dicBody"/></text:p>
      </text:section>
      <text:section text:style-name="Sect_letHead" text:name="Sect_letHead">
        <text:p text:style-name="letter_letHead_dicBody">P p</text:p>
      </text:section>
      <text:section text:style-name="Sect_letData" text:name="Sect_letData">
        <text:p text:style-name="entry_letData_dicBody"><text:span text:style-name="headword_entry_letData_dicBody">pediiin</text:span><text:span text:style-name="headword..after_entry_letData_dicBody"> </text:span><text:span text:style-name="pronunciation..before_pronunciations_entry_letData_dicBody">[</text:span><text:span text:style-name="pronunciation_pronunciations_entry_letData_dicBody">pə.ˈⁿdiː.in</text:span><text:span text:style-name="pronunciation..after_pronunciations_entry_letData_dicBody">]</text:span><text:span text:style-name="pronunciations..after_entry_letData_dicBody"> </text:span><text:span text:style-name="partofspeech_.en_grammaticalinfo_sense_senses_entry_letData_dicBody">Class1</text:span><text:span text:style-name="partofspeech..after_grammaticalinfo_sense_senses_entry_letData_dicBody"> </text:span><text:span text:style-name="grammaticalinfo..after_sense_senses_entry_letData_dicBody"/><text:span text:style-name="xsensenumber_sense_senses_entry_letData_dicBody">1) </text:span><text:span text:style-name="xlanguagetag_xitem_.en_definition_.en_sense_senses_entry_letData_dicBody"/><text:span text:style-name="xitem_.en_definition_.en_sense_senses_entry_letData_dicBody">bounce, ricochet</text:span><text:span text:style-name="xitem-xitem_definition..before_definition_.en_sense_senses_entry_letData_dicBody"> </text:span><text:span text:style-name="xlanguagetag_xitem_.tpi_definition_.en_sense_senses_entry_letData_dicBody"/><text:span text:style-name="xitem_.tpi_definition_.en_sense_senses_entry_letData_dicBody">kalap i go</text:span><text:span text:style-name="definition..after_sense_senses_entry_letData_dicBody"> </text:span><text:span text:style-name="example_xitem_examples_sense_senses_entry_letData_dicBody">Pediiin raḳ geya vavunë rot</text:span><text:span text:style-name="example..after_xitem_examples_sense_senses_entry_letData_dicBody"> </text:span><text:span text:style-name="translation_.en_translations_xitem_examples_sense_senses_entry_letData_dicBody">It bounced off and went way up in the air</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Vaḳë baar lom pediiin meya vos ayo</text:span><text:span text:style-name="example..after_xitem_examples_sense_senses_entry_letData_dicBody"> </text:span><text:span text:style-name="translation_.en_translations_xitem_examples_sense_senses_entry_letData_dicBody">He kicked the ball and it ricocheted off into the bush</text:span><text:span text:style-name="translation..after_translations_xitem_examples_sense_senses_entry_letData_dicBody"> </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text:span text:style-name="xitem_.en_definition_.en_sense_senses_entry_letData_dicBody">to induce pregnancy. If a woman was not bearing children, her husband (or someone who knew how to do it) would take a </text:span><text:span text:style-name="span_.bzh_xitem_.en_definition_.en_sense_senses_entry_letData_dicBody">jilek</text:span><text:span text:style-name="xitem_.en_definition_.en_sense_senses_entry_letData_dicBody"> nut and speak a spell over it. He would then slip it into his wife's stringbag without her knowing it, so that it keeps striking her in the back when she carries it. Then when he had intercourse with her she would become pregnant.</text:span><text:span text:style-name="xitem-xitem_definition..before_definition_.en_sense_senses_entry_letData_dicBody"> </text:span><text:span text:style-name="xlanguagetag_xitem_.tpi_definition_.en_sense_senses_entry_letData_dicBody"/><text:span text:style-name="xitem_.tpi_definition_.en_sense_senses_entry_letData_dicBody">pasin bilong helpim meri long bai i gat bel</text:span><text:span text:style-name="definition..after_sense_senses_entry_letData_dicBody"> </text:span><text:span text:style-name="example_examples_sense_senses_entry_letData_dicBody">Avëh sën raḳ regga rëḳ nalu ma genare hus ading loḳ depediiin lob nalu loḳ</text:span><text:span text:style-name="example..after_examples_sense_senses_entry_letData_dicBody"> </text:span><text:span text:style-name="translation_.en_translations_examples_sense_senses_entry_letData_dicBody">This woman married but had no children for a long time but then they put a spell on her and she became pregnant</text:span><text:span text:style-name="translation..after_translations_examples_sense_senses_entry_letData_dicBody"> </text:span><text:span text:style-name="examples..after_sense_senses_entry_letData_dicBody"/></text:p>
        <text:p text:style-name="entry_letData_dicBody"><text:span text:style-name="headword_entry_letData_dicBody">pepelin</text:span><text:span text:style-name="headword..after_entry_letData_dicBody"> </text:span><text:span text:style-name="pronunciation..before_pronunciations_entry_letData_dicBody">[</text:span><text:span text:style-name="pronunciation_pronunciations_entry_letData_dicBody">pə.ˈpɛl̪.in</text:span><text:span text:style-name="pronunciation..after_pronunciations_entry_letData_dicBody">]</text:span><text:span text:style-name="pronunciations..after_entry_letData_dicBody"> </text:span><text:span text:style-name="partofspeech_.en_grammaticalinfo_sense_senses_entry_letData_dicBody">Class1</text:span><text:span text:style-name="partofspeech..after_grammaticalinfo_sense_senses_entry_letData_dicBody"> </text:span><text:span text:style-name="grammaticalinfo..after_sense_senses_entry_letData_dicBody"/><text:span text:style-name="xlanguagetag_xitem_.en_definition_.en_sense_senses_entry_letData_dicBody"/><text:span text:style-name="xitem_.en_definition_.en_sense_senses_entry_letData_dicBody">The final cut on a tree to fell it in the direction desired. One cuts deeply into a tree according to where one wants it to fall (</text:span><text:span text:style-name="span_.bzh_xitem_.en_definition_.en_sense_senses_entry_letData_dicBody">vuv</text:span><text:span text:style-name="xitem_.en_definition_.en_sense_senses_entry_letData_dicBody">), then one cuts lightly into the other side a little above the first cut (</text:span><text:span text:style-name="span_.bzh_xitem_.en_definition_.en_sense_senses_entry_letData_dicBody">pepelin</text:span><text:span text:style-name="xitem_.en_definition_.en_sense_senses_entry_letData_dicBody">) so that the tree will fall where desired. Both cuts are made with a sideways motion.</text:span><text:span text:style-name="xitem-xitem_definition..before_definition_.en_sense_senses_entry_letData_dicBody"> </text:span><text:span text:style-name="xlanguagetag_xitem_.tpi_definition_.en_sense_senses_entry_letData_dicBody"/><text:span text:style-name="xitem_.tpi_definition_.en_sense_senses_entry_letData_dicBody">katim hapsait pinis orait katim hapsait antap liklik bilong bruk</text:span><text:span text:style-name="definition..after_sense_senses_entry_letData_dicBody"> </text:span><text:span text:style-name="example_examples_sense_senses_entry_letData_dicBody">Vuv ḳele ggovek log yah pepelin ḳele ggëp vahi lob keyëh</text:span><text:span text:style-name="example..after_examples_sense_senses_entry_letData_dicBody"> </text:span><text:span text:style-name="translation_.en_translations_examples_sense_senses_entry_letData_dicBody">He cut into the tree then cut into the other side and it fell</text:span><text:span text:style-name="translation..after_translations_examples_sense_senses_entry_letData_dicBody"> </text:span><text:span text:style-name="examples..after_sense_senses_entry_letData_dicBody"/></text:p>
        <text:p text:style-name="entry_letData_dicBody"><text:span text:style-name="headword_entry_letData_dicBody">piv</text:span><text:span text:style-name="headword..after_entry_letData_dicBody"> </text:span><text:span text:style-name="pronunciation..before_pronunciations_entry_letData_dicBody">[</text:span><text:span text:style-name="pronunciation_pronunciations_entry_letData_dicBody">piβ</text:span><text:span text:style-name="pronunciation..after_pronunciations_entry_letData_dicBody">]</text:span><text:span text:style-name="pronunciations..after_entry_letData_dicBody"> </text:span><text:span text:style-name="xsensenumber_sense_senses_entry_letData_dicBody">1) </text:span><text:span text:style-name="partofspeech_.en_grammaticalinfo_sense_senses_entry_letData_dicBody">Class1</text:span><text:span text:style-name="partofspeech..after_grammaticalinfo_sense_senses_entry_letData_dicBody"> </text:span><text:span text:style-name="grammaticalinfo..after_sense_senses_entry_letData_dicBody"/><text:span text:style-name="xlanguagetag_xitem_.en_definition_.en_sense_senses_entry_letData_dicBody"/><text:span text:style-name="xitem_.en_definition_.en_sense_senses_entry_letData_dicBody">wounded; injured. There was a game in which people would spear a tree or a shoot of something, or some other target. There were two sides and they kept score to see who won. Because they used to like to shoot at pawpaw, bananas, or other food, the councillors restricted them to trees, and the practice is not common now.</text:span><text:span text:style-name="xitem-xitem_definition..before_definition_.en_sense_senses_entry_letData_dicBody"> </text:span><text:span text:style-name="xlanguagetag_xitem_.tpi_definition_.en_sense_senses_entry_letData_dicBody"/><text:span text:style-name="xitem_.tpi_definition_.en_sense_senses_entry_letData_dicBody">spia kisim</text:span><text:span text:style-name="definition..after_sense_senses_entry_letData_dicBody"> </text:span><text:span text:style-name="example_xitem_examples_sense_senses_entry_letData_dicBody">Gelu ḳapii lom piv meraḳ nedo</text:span><text:span text:style-name="example..after_xitem_examples_sense_senses_entry_letData_dicBody"> </text:span><text:span text:style-name="translation_.en_translations_xitem_examples_sense_senses_entry_letData_dicBody">He speared the </text:span><text:span text:style-name="span_.bzh_translation_.en_translations_xitem_examples_sense_senses_entry_letData_dicBody">ḳapii</text:span><text:span text:style-name="translation_.en_translations_xitem_examples_sense_senses_entry_letData_dicBody"> tree and it hit it and stuck into it</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Vanëh sok mepiv</text:span><text:span text:style-name="example..after_xitem_examples_sense_senses_entry_letData_dicBody"> </text:span><text:span text:style-name="translation_.en_translations_xitem_examples_sense_senses_entry_letData_dicBody">He shot the bird and hit it</text:span><text:span text:style-name="translation..after_translations_xitem_examples_sense_senses_entry_letData_dicBody"> </text:span><text:span text:style-name="examples..after_sense_senses_entry_letData_dicBody"/><text:span text:style-name="sense-sense_senses..before_senses_entry_letData_dicBody"/><text:span text:style-name="xsensenumber_sense_senses_entry_letData_dicBody">2) </text:span><text:span text:style-name="partofspeech_.en_grammaticalinfo_sense_senses_entry_letData_dicBody">Class1</text:span><text:span text:style-name="partofspeech..after_grammaticalinfo_sense_senses_entry_letData_dicBody"> </text:span><text:span text:style-name="grammaticalinfo..after_sense_senses_entry_letData_dicBody"/><text:span text:style-name="xlanguagetag_xitem_.en_definition_.en_sense_senses_entry_letData_dicBody"/><text:span text:style-name="xitem_.en_definition_.en_sense_senses_entry_letData_dicBody">carry on one's back, piggyback. (Some people use the form </text:span><text:span text:style-name="span_.bzh_xitem_.en_definition_.en_sense_senses_entry_letData_dicBody">peev</text:span><text:span text:style-name="xitem_.en_definition_.en_sense_senses_entry_letData_dicBody">)</text:span><text:span text:style-name="xitem-xitem_definition..before_definition_.en_sense_senses_entry_letData_dicBody"> </text:span><text:span text:style-name="xlanguagetag_xitem_.tpi_definition_.en_sense_senses_entry_letData_dicBody"/><text:span text:style-name="xitem_.tpi_definition_.en_sense_senses_entry_letData_dicBody">karim long baksait</text:span><text:span text:style-name="definition..after_sense_senses_entry_letData_dicBody"> </text:span><text:span text:style-name="example_examples_sense_senses_entry_letData_dicBody">Sepiv nġaa nġahiseḳë medu sa rot</text:span><text:span text:style-name="example..after_examples_sense_senses_entry_letData_dicBody"> </text:span><text:span text:style-name="translation_.en_translations_examples_sense_senses_entry_letData_dicBody">I carried lots of things on my back and they weighed me down</text:span><text:span text:style-name="translation..after_translations_examples_sense_senses_entry_letData_dicBody"> </text:span><text:span text:style-name="examples..after_sense_senses_entry_letData_dicBody"/></text:p>
      </text:section>
      <text:section text:style-name="Sect_letHead" text:name="Sect_letHead">
        <text:p text:style-name="letter_letHead_dicBody">R r</text:p>
      </text:section>
      <text:section text:style-name="Sect_letData" text:name="Sect_letData">
        <text:p text:style-name="entry_letData_dicBody"><text:span text:style-name="headword_entry_letData_dicBody">rehöö</text:span><text:span text:style-name="headword..after_entry_letData_dicBody"> </text:span><text:span text:style-name="pronunciation..before_pronunciations_entry_letData_dicBody">[</text:span><text:span text:style-name="pronunciation_pronunciations_entry_letData_dicBody">ɾə.ˈʁɔː</text:span><text:span text:style-name="pronunciation..after_pronunciations_entry_letData_dicBody">]</text:span><text:span text:style-name="pronunciations..after_entry_letData_dicBody"> </text:span><text:span text:style-name="partofspeech_.en_grammaticalinfo_sense_senses_entry_letData_dicBody">Class3</text:span><text:span text:style-name="partofspeech..after_grammaticalinfo_sense_senses_entry_letData_dicBody"> </text:span><text:span text:style-name="grammaticalinfo..after_sense_senses_entry_letData_dicBody"/><text:span text:style-name="xsensenumber_sense_senses_entry_letData_dicBody">1) </text:span><text:span text:style-name="xlanguagetag_xitem_.en_definition_.en_sense_senses_entry_letData_dicBody"/><text:span text:style-name="xitem_.en_definition_.en_sense_senses_entry_letData_dicBody">overcome by water or smoke, overwhelm</text:span><text:span text:style-name="xitem-xitem_definition..before_definition_.en_sense_senses_entry_letData_dicBody"> </text:span><text:span text:style-name="xlanguagetag_xitem_.tpi_definition_.en_sense_senses_entry_letData_dicBody"/><text:span text:style-name="span_.en_xitem_.tpi_definition_.en_sense_senses_entry_letData_dicBody">wara </text:span><text:span text:style-name="xitem_.tpi_definition_.en_sense_senses_entry_letData_dicBody">karamapim</text:span><text:span text:style-name="definition..after_sense_senses_entry_letData_dicBody"> </text:span><text:span text:style-name="example_examples_sense_senses_entry_letData_dicBody">Bël rehöö mehöti mediiḳ</text:span><text:span text:style-name="example..after_examples_sense_senses_entry_letData_dicBody"> </text:span><text:span text:style-name="translation_.en_translations_examples_sense_senses_entry_letData_dicBody">The waters covered someone and he died</text:span><text:span text:style-name="translation..after_translations_examples_sense_senses_entry_letData_dicBody"> </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text:span text:style-name="xitem_.en_definition_.en_sense_senses_entry_letData_dicBody">shout, argue with a loud inarticulate noise so as not to be able to hear anyone else</text:span><text:span text:style-name="xitem-xitem_definition..before_definition_.en_sense_senses_entry_letData_dicBody"> </text:span><text:span text:style-name="xlanguagetag_xitem_.tpi_definition_.en_sense_senses_entry_letData_dicBody"/><text:span text:style-name="xitem_.tpi_definition_.en_sense_senses_entry_letData_dicBody">singaut karamapim tok bilong narapela </text:span><text:span text:style-name="definition..after_sense_senses_entry_letData_dicBody"/><text:span text:style-name="example_xitem_examples_sense_senses_entry_letData_dicBody">Rehöö gesu nġo ayej rë</text:span><text:span text:style-name="example..after_xitem_examples_sense_senses_entry_letData_dicBody"> </text:span><text:span text:style-name="translation_.en_translations_xitem_examples_sense_senses_entry_letData_dicBody">He made such a noise he didn't hear what they said</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Derehöö sir</text:span><text:span text:style-name="example..after_xitem_examples_sense_senses_entry_letData_dicBody"> </text:span><text:span text:style-name="translation_.en_translations_xitem_examples_sense_senses_entry_letData_dicBody">They argued loudly (without hearing what each other was saying)</text:span><text:span text:style-name="translation..after_translations_xitem_examples_sense_senses_entry_letData_dicBody"> </text:span><text:span text:style-name="examples..after_sense_senses_entry_letData_dicBody"/></text:p>
        <text:p text:style-name="entry_letData_dicBody"><text:span text:style-name="headword_entry_letData_dicBody">rohin</text:span><text:span text:style-name="headword..after_entry_letData_dicBody"> </text:span><text:span text:style-name="pronunciation..before_pronunciations_entry_letData_dicBody">[</text:span><text:span text:style-name="pronunciation_pronunciations_entry_letData_dicBody">ˈɾoʁ.in</text:span><text:span text:style-name="pronunciation..after_pronunciations_entry_letData_dicBody">]</text:span><text:span text:style-name="pronunciations..after_entry_letData_dicBody"> </text:span><text:span text:style-name="partofspeech_.en_grammaticalinfo_sense_senses_entry_letData_dicBody">Class3</text:span><text:span text:style-name="partofspeech..after_grammaticalinfo_sense_senses_entry_letData_dicBody"> </text:span><text:span text:style-name="grammaticalinfo..after_sense_senses_entry_letData_dicBody"/><text:span text:style-name="xlanguagetag_xitem_.en_definition_.en_sense_senses_entry_letData_dicBody"/><text:span text:style-name="xitem_.en_definition_.en_sense_senses_entry_letData_dicBody">to stake, to stand up, to thrust, to spear, to thrust a stake or something into the ground by thrusting it down until it stands up on its own</text:span><text:span text:style-name="xitem-xitem_definition..before_definition_.en_sense_senses_entry_letData_dicBody"> </text:span><text:span text:style-name="xlanguagetag_xitem_.tpi_definition_.en_sense_senses_entry_letData_dicBody"/><text:span text:style-name="span_.en_xitem_.tpi_definition_.en_sense_senses_entry_letData_dicBody">apim na planim i go daun long graun</text:span><text:span text:style-name="definition..after_sense_senses_entry_letData_dicBody"> </text:span><text:span text:style-name="example_xitem_examples_sense_senses_entry_letData_dicBody">Rohin riing luḳ ya dob</text:span><text:span text:style-name="example..after_xitem_examples_sense_senses_entry_letData_dicBody"> </text:span><text:span text:style-name="translation_.en_translations_xitem_examples_sense_senses_entry_letData_dicBody">He thrust the yam stake into the ground</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He rohin ġadu in hil natul heek</text:span><text:span text:style-name="example..after_xitem_examples_sense_senses_entry_letData_dicBody"> </text:span><text:span text:style-name="translation_.en_translations_xitem_examples_sense_senses_entry_letData_dicBody">We thrust the stays into the ground so we could make the fence</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Yö nare ading log rohin bööḳ</text:span><text:span text:style-name="example..after_xitem_examples_sense_senses_entry_letData_dicBody"> </text:span><text:span text:style-name="translation_.en_translations_xitem_examples_sense_senses_entry_letData_dicBody">He stood a long way off and speared the pig</text:span><text:span text:style-name="translation..after_translations_xitem_examples_sense_senses_entry_letData_dicBody"> </text:span><text:span text:style-name="examples..after_sense_senses_entry_letData_dicBody"/></text:p>
        <text:p text:style-name="entry_letData_dicBody"><text:span text:style-name="headword_entry_letData_dicBody">röp</text:span><text:span text:style-name="headword..after_entry_letData_dicBody"> </text:span><text:span text:style-name="pronunciation..before_pronunciations_entry_letData_dicBody">[</text:span><text:span text:style-name="pronunciation_pronunciations_entry_letData_dicBody">ɾɔp</text:span><text:span text:style-name="pronunciation..after_pronunciations_entry_letData_dicBody">]</text:span><text:span text:style-name="pronunciations..after_entry_letData_dicBody"> </text:span><text:span text:style-name="partofspeech_.en_grammaticalinfo_sense_senses_entry_letData_dicBody">Class3</text:span><text:span text:style-name="partofspeech..after_grammaticalinfo_sense_senses_entry_letData_dicBody"> </text:span><text:span text:style-name="grammaticalinfo..after_sense_senses_entry_letData_dicBody"/><text:span text:style-name="xsensenumber_sense_senses_entry_letData_dicBody">1) </text:span><text:span text:style-name="xlanguagetag_xitem_.en_definition_.en_sense_senses_entry_letData_dicBody"/><text:span text:style-name="xitem_.en_definition_.en_sense_senses_entry_letData_dicBody">to don, put on-of clothes, shoes, etc, insert, poke through</text:span><text:span text:style-name="xitem-xitem_definition..before_definition_.en_sense_senses_entry_letData_dicBody"> </text:span><text:span text:style-name="xlanguagetag_xitem_.tpi_definition_.en_sense_senses_entry_letData_dicBody"/><text:span text:style-name="xitem_.tpi_definition_.en_sense_senses_entry_letData_dicBody">putim, subim-olsem putim trausis, siot, samting</text:span><text:span text:style-name="definition..after_sense_senses_entry_letData_dicBody"> </text:span><text:span text:style-name="example_examples_sense_senses_entry_letData_dicBody">Röp tarasis</text:span><text:span text:style-name="example..after_examples_sense_senses_entry_letData_dicBody"> </text:span><text:span text:style-name="translation_.en_translations_examples_sense_senses_entry_letData_dicBody">He put on his trousers</text:span><text:span text:style-name="translation..after_translations_examples_sense_senses_entry_letData_dicBody"> </text:span><text:span text:style-name="examples..after_sense_senses_entry_letData_dicBody"/><text:span text:style-name="sense-sense_senses..before_senses_entry_letData_dicBody"/><text:span text:style-name="xsensenumber_sense_senses_entry_letData_dicBody">2) </text:span><text:span text:style-name="xlanguagetag_definition_.en_sense_senses_entry_letData_dicBody"/><text:span text:style-name="definition_.en_sense_senses_entry_letData_dicBody">go straight, direct</text:span><text:span text:style-name="definition..after_sense_senses_entry_letData_dicBody"> </text:span><text:span text:style-name="example_examples_sense_senses_entry_letData_dicBody">Bengovek röp meya ahu</text:span><text:span text:style-name="example..after_examples_sense_senses_entry_letData_dicBody"> </text:span><text:span text:style-name="translation_.en_translations_examples_sense_senses_entry_letData_dicBody">The </text:span><text:span text:style-name="span_.bzh_translation_.en_translations_examples_sense_senses_entry_letData_dicBody">bengovek</text:span><text:span text:style-name="translation_.en_translations_examples_sense_senses_entry_letData_dicBody"> slithered straight down</text:span><text:span text:style-name="translation..after_translations_examples_sense_senses_entry_letData_dicBody"> </text:span><text:span text:style-name="examples..after_sense_senses_entry_letData_dicBody"/><text:span text:style-name="sense-sense_senses..before_senses_entry_letData_dicBody"/><text:span text:style-name="xsensenumber_sense_senses_entry_letData_dicBody">3) </text:span><text:span text:style-name="xlanguagetag_definition_.en_sense_senses_entry_letData_dicBody"/><text:span text:style-name="definition_.en_sense_senses_entry_letData_dicBody">to come empty-handed-not carrying anything</text:span><text:span text:style-name="definition..after_sense_senses_entry_letData_dicBody"> </text:span><text:span text:style-name="example_examples_sense_senses_entry_letData_dicBody">Röp yi gesu ḳo nġaa ti rë</text:span><text:span text:style-name="example..after_examples_sense_senses_entry_letData_dicBody"> </text:span><text:span text:style-name="translation_.en_translations_examples_sense_senses_entry_letData_dicBody">He came without bringing anything</text:span><text:span text:style-name="translation..after_translations_examples_sense_senses_entry_letData_dicBody"> </text:span><text:span text:style-name="examples..after_sense_senses_entry_letData_dicBody"/><text:span text:style-name="sense-sense_senses..before_senses_entry_letData_dicBody"/><text:span text:style-name="xsensenumber_sense_senses_entry_letData_dicBody">4) </text:span><text:span text:style-name="xlanguagetag_definition_.en_sense_senses_entry_letData_dicBody"/><text:span text:style-name="definition_.en_sense_senses_entry_letData_dicBody">poke into, poke through, this is usually something lower down than is epressed by </text:span><text:span text:style-name="span_.bzh_definition_.en_sense_senses_entry_letData_dicBody">rörin</text:span><text:span text:style-name="definition..after_sense_senses_entry_letData_dicBody"> </text:span><text:span text:style-name="example_examples_sense_senses_entry_letData_dicBody">Seröp paëp loḳ ya apel ayo</text:span><text:span text:style-name="example..after_examples_sense_senses_entry_letData_dicBody"> </text:span><text:span text:style-name="translation_.en_translations_examples_sense_senses_entry_letData_dicBody">I slipped the knife into a bamboo (so it wouldn't cut anyone)</text:span><text:span text:style-name="translation..after_translations_examples_sense_senses_entry_letData_dicBody"> </text:span><text:span text:style-name="examples..after_sense_senses_entry_letData_dicBody"/></text:p>
        <text:p text:style-name="entry_letData_dicBody"><text:span text:style-name="headword_entry_letData_dicBody">rörin</text:span><text:span text:style-name="headword..after_entry_letData_dicBody"> </text:span><text:span text:style-name="pronunciation..before_pronunciations_entry_letData_dicBody">[</text:span><text:span text:style-name="pronunciation_pronunciations_entry_letData_dicBody">ˈɾɔɾ.in</text:span><text:span text:style-name="pronunciation..after_pronunciations_entry_letData_dicBody">]</text:span><text:span text:style-name="pronunciations..after_entry_letData_dicBody"> </text:span><text:span text:style-name="partofspeech_.en_grammaticalinfo_sense_senses_entry_letData_dicBody">Class3</text:span><text:span text:style-name="partofspeech..after_grammaticalinfo_sense_senses_entry_letData_dicBody"> </text:span><text:span text:style-name="grammaticalinfo..after_sense_senses_entry_letData_dicBody"/><text:span text:style-name="xsensenumber_sense_senses_entry_letData_dicBody">1) </text:span><text:span text:style-name="xlanguagetag_xitem_.en_definition_.en_sense_senses_entry_letData_dicBody"/><text:span text:style-name="xitem_.en_definition_.en_sense_senses_entry_letData_dicBody">to stretch out, extend</text:span><text:span text:style-name="xitem-xitem_definition..before_definition_.en_sense_senses_entry_letData_dicBody"> </text:span><text:span text:style-name="xlanguagetag_xitem_.tpi_definition_.en_sense_senses_entry_letData_dicBody"/><text:span text:style-name="xitem_.tpi_definition_.en_sense_senses_entry_letData_dicBody">putim, slipim</text:span><text:span text:style-name="definition..after_sense_senses_entry_letData_dicBody"> </text:span><text:span text:style-name="example_examples_sense_senses_entry_letData_dicBody">Rörin vaha ggök ya vavunë</text:span><text:span text:style-name="example..after_examples_sense_senses_entry_letData_dicBody"> </text:span><text:span text:style-name="translation_.en_translations_examples_sense_senses_entry_letData_dicBody">He stretched his leg out on top (of it)</text:span><text:span text:style-name="translation..after_translations_examples_sense_senses_entry_letData_dicBody"> </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text:span text:style-name="xitem_.en_definition_.en_sense_senses_entry_letData_dicBody">to poke, push, shove a long object into something. This relates to something which is put up high as opposed to </text:span><text:span text:style-name="span_.bzh_xitem_.en_definition_.en_sense_senses_entry_letData_dicBody">röp</text:span><text:span text:style-name="xitem-xitem_definition..before_definition_.en_sense_senses_entry_letData_dicBody"> </text:span><text:span text:style-name="xlanguagetag_xitem_.tpi_definition_.en_sense_senses_entry_letData_dicBody"/><text:span text:style-name="xitem_.tpi_definition_.en_sense_senses_entry_letData_dicBody">slipim antap</text:span><text:span text:style-name="definition..after_sense_senses_entry_letData_dicBody"> </text:span><text:span text:style-name="example_examples_sense_senses_entry_letData_dicBody">Gwee rörin yi löv ggök ya neggëp ḳele nema vavunë</text:span><text:span text:style-name="example..after_examples_sense_senses_entry_letData_dicBody"> </text:span><text:span text:style-name="translation_.en_translations_examples_sense_senses_entry_letData_dicBody">Gwee poked his sugarcane up onto a tree branch</text:span><text:span text:style-name="translation..after_translations_examples_sense_senses_entry_letData_dicBody"> </text:span><text:span text:style-name="examples..after_sense_senses_entry_letData_dicBody"/><text:span text:style-name="sense-sense_senses..before_senses_entry_letData_dicBody"/><text:span text:style-name="xsensenumber_sense_senses_entry_letData_dicBody">3) </text:span><text:span text:style-name="xlanguagetag_xitem_.en_definition_.en_sense_senses_entry_letData_dicBody"/><text:span text:style-name="xitem_.en_definition_.en_sense_senses_entry_letData_dicBody">to grow long, to be still in the process of development/still growing-especially of long fruits etc</text:span><text:span text:style-name="xitem-xitem_definition..before_definition_.en_sense_senses_entry_letData_dicBody"> </text:span><text:span text:style-name="xlanguagetag_xitem_.tpi_definition_.en_sense_senses_entry_letData_dicBody"/><text:span text:style-name="xitem_.tpi_definition_.en_sense_senses_entry_letData_dicBody">staat karim</text:span><text:span text:style-name="definition..after_sense_senses_entry_letData_dicBody"> </text:span><text:span text:style-name="example_examples_sense_senses_entry_letData_dicBody">Ḳatimeng anon nahën nerörin</text:span><text:span text:style-name="example..after_examples_sense_senses_entry_letData_dicBody"> </text:span><text:span text:style-name="translation_.en_translations_examples_sense_senses_entry_letData_dicBody">The cucumbers are still growing</text:span><text:span text:style-name="translation..after_translations_examples_sense_senses_entry_letData_dicBody"> </text:span><text:span text:style-name="examples..after_sense_senses_entry_letData_dicBody"/><text:span text:style-name="sense-sense_senses..before_senses_entry_letData_dicBody"/><text:span text:style-name="xsensenumber_sense_senses_entry_letData_dicBody">4) </text:span><text:span text:style-name="xlanguagetag_xitem_.en_definition_.en_sense_senses_entry_letData_dicBody"/><text:span text:style-name="xitem_.en_definition_.en_sense_senses_entry_letData_dicBody">to come empty-handed, without bringing anything</text:span><text:span text:style-name="xitem-xitem_definition..before_definition_.en_sense_senses_entry_letData_dicBody"> </text:span><text:span text:style-name="xlanguagetag_xitem_.tpi_definition_.en_sense_senses_entry_letData_dicBody"/><text:span text:style-name="xitem_.tpi_definition_.en_sense_senses_entry_letData_dicBody">em i kam nating</text:span><text:span text:style-name="definition..after_sense_senses_entry_letData_dicBody"> </text:span><text:span text:style-name="example_examples_sense_senses_entry_letData_dicBody">Ham nġo rörin mu geham su ḳo nġaa la rë</text:span><text:span text:style-name="example..after_examples_sense_senses_entry_letData_dicBody"> </text:span><text:span text:style-name="translation_.en_translations_examples_sense_senses_entry_letData_dicBody">You came empty-handed, you didn't bring anything</text:span><text:span text:style-name="translation..after_translations_examples_sense_senses_entry_letData_dicBody"> </text:span><text:span text:style-name="examples..after_sense_senses_entry_letData_dicBody"/></text:p>
      </text:section>
      <text:section text:style-name="Sect_letHead" text:name="Sect_letHead">
        <text:p text:style-name="letter_letHead_dicBody">S s</text:p>
      </text:section>
      <text:section text:style-name="Sect_letData" text:name="Sect_letData">
        <text:p text:style-name="entry_letData_dicBody"><text:span text:style-name="headword_entry_letData_dicBody">sahek</text:span><text:span text:style-name="headword..after_entry_letData_dicBody"> </text:span><text:span text:style-name="pronunciation..before_pronunciations_entry_letData_dicBody">[</text:span><text:span text:style-name="pronunciation_pronunciations_entry_letData_dicBody">ˈt͡ʃaʁ.ək</text:span><text:span text:style-name="pronunciation..after_pronunciations_entry_letData_dicBody">]</text:span><text:span text:style-name="pronunciations..after_entry_letData_dicBody"> </text:span><text:span text:style-name="partofspeech_.en_grammaticalinfo_sense_senses_entry_letData_dicBody">Class1</text:span><text:span text:style-name="partofspeech..after_grammaticalinfo_sense_senses_entry_letData_dicBody"> </text:span><text:span text:style-name="grammaticalinfo..after_sense_senses_entry_letData_dicBody"/><text:span text:style-name="xlanguagetag_xitem_.en_definition_.en_sense_senses_entry_letData_dicBody"/><text:span text:style-name="xitem_.en_definition_.en_sense_senses_entry_letData_dicBody">yawn</text:span><text:span text:style-name="xitem-xitem_definition..before_definition_.en_sense_senses_entry_letData_dicBody"> </text:span><text:span text:style-name="xlanguagetag_xitem_.tpi_definition_.en_sense_senses_entry_letData_dicBody"/><text:span text:style-name="span_.en_xitem_.tpi_definition_.en_sense_senses_entry_letData_dicBody">pulim win </text:span><text:span text:style-name="xitem_.tpi_definition_.en_sense_senses_entry_letData_dicBody">long slip</text:span><text:span text:style-name="definition..after_sense_senses_entry_letData_dicBody"> </text:span><text:span text:style-name="example_xitem_examples_sense_senses_entry_letData_dicBody">Sahek in mala neggëp</text:span><text:span text:style-name="example..after_xitem_examples_sense_senses_entry_letData_dicBody"> </text:span><text:span text:style-name="translation_.en_translations_xitem_examples_sense_senses_entry_letData_dicBody">He yawned because he was sleepy</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Sahek in nenga mir</text:span><text:span text:style-name="example..after_xitem_examples_sense_senses_entry_letData_dicBody"> </text:span><text:span text:style-name="translation_.en_translations_xitem_examples_sense_senses_entry_letData_dicBody">He yawned because his ears were blocked</text:span><text:span text:style-name="translation..after_translations_xitem_examples_sense_senses_entry_letData_dicBody"> </text:span><text:span text:style-name="examples..after_sense_senses_entry_letData_dicBody"/></text:p>
        <text:p text:style-name="entry_letData_dicBody"><text:span text:style-name="headword_entry_letData_dicBody">sejonġ</text:span><text:span text:style-name="headword..after_entry_letData_dicBody"> </text:span><text:span text:style-name="pronunciation..before_pronunciations_entry_letData_dicBody">[</text:span><text:span text:style-name="pronunciation_pronunciations_entry_letData_dicBody">t͡ʃə.ˈⁿd͡ʒoɴ</text:span><text:span text:style-name="pronunciation..after_pronunciations_entry_letData_dicBody">]</text:span><text:span text:style-name="pronunciations..after_entry_letData_dicBody"> </text:span><text:span text:style-name="partofspeech_.en_grammaticalinfo_sense_senses_entry_letData_dicBody">Class1</text:span><text:span text:style-name="partofspeech..after_grammaticalinfo_sense_senses_entry_letData_dicBody"> </text:span><text:span text:style-name="grammaticalinfo..after_sense_senses_entry_letData_dicBody"/><text:span text:style-name="xsensenumber_sense_senses_entry_letData_dicBody">1) </text:span><text:span text:style-name="xlanguagetag_xitem_.en_definition_.en_sense_senses_entry_letData_dicBody"/><text:span text:style-name="xitem_.en_definition_.en_sense_senses_entry_letData_dicBody">to decorate, to place or hang things as decorations</text:span><text:span text:style-name="xitem-xitem_definition..before_definition_.en_sense_senses_entry_letData_dicBody"> </text:span><text:span text:style-name="xlanguagetag_xitem_.tpi_definition_.en_sense_senses_entry_letData_dicBody"/><text:span text:style-name="xitem_.tpi_definition_.en_sense_senses_entry_letData_dicBody">bilasim</text:span><text:span text:style-name="definition..after_sense_senses_entry_letData_dicBody"> </text:span><text:span text:style-name="example_examples_sense_senses_entry_letData_dicBody">He sejonġ begganġ in hil najom jaḳ</text:span><text:span text:style-name="example..after_examples_sense_senses_entry_letData_dicBody"> </text:span><text:span text:style-name="translation_.en_translations_examples_sense_senses_entry_letData_dicBody">We decorated the house because we are going to dedicate it</text:span><text:span text:style-name="translation..after_translations_examples_sense_senses_entry_letData_dicBody"> </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text:span text:style-name="xitem_.en_definition_.en_sense_senses_entry_letData_dicBody">to drown out, to bother, annoy, interfere with, to make a noise which prevents someone else from hearing what is going on</text:span><text:span text:style-name="xitem-xitem_definition..before_definition_.en_sense_senses_entry_letData_dicBody"> </text:span><text:span text:style-name="xlanguagetag_xitem_.tpi_definition_.en_sense_senses_entry_letData_dicBody"/><text:span text:style-name="span_.en_xitem_.tpi_definition_.en_sense_senses_entry_letData_dicBody">planti nois i</text:span><text:span text:style-name="xitem_.tpi_definition_.en_sense_senses_entry_letData_dicBody"> karamapim yau</text:span><text:span text:style-name="definition..after_sense_senses_entry_letData_dicBody"> </text:span><text:span text:style-name="example_examples_sense_senses_entry_letData_dicBody">Sejonġ ġaġek gesu denġo rë</text:span><text:span text:style-name="example..after_examples_sense_senses_entry_letData_dicBody"> </text:span><text:span text:style-name="translation_.en_translations_examples_sense_senses_entry_letData_dicBody">He drowned out what was being said and they couldn't hear it</text:span><text:span text:style-name="translation..after_translations_examples_sense_senses_entry_letData_dicBody"> </text:span><text:span text:style-name="examples..after_sense_senses_entry_letData_dicBody"/></text:p>
      </text:section>
      <text:section text:style-name="Sect_letHead" text:name="Sect_letHead">
        <text:p text:style-name="letter_letHead_dicBody">T t</text:p>
      </text:section>
      <text:section text:style-name="Sect_letData" text:name="Sect_letData">
        <text:p text:style-name="entry_letData_dicBody"><text:span text:style-name="headword_entry_letData_dicBody">tahöö</text:span><text:span text:style-name="headword..after_entry_letData_dicBody"> </text:span><text:span text:style-name="pronunciation..before_pronunciations_entry_letData_dicBody">[</text:span><text:span text:style-name="pronunciation_pronunciations_entry_letData_dicBody">ta.ˈʁɔː</text:span><text:span text:style-name="pronunciation..after_pronunciations_entry_letData_dicBody">]</text:span><text:span text:style-name="pronunciations..after_entry_letData_dicBody"> </text:span><text:span text:style-name="partofspeech_.en_grammaticalinfo_sense_senses_entry_letData_dicBody">Class1</text:span><text:span text:style-name="partofspeech..after_grammaticalinfo_sense_senses_entry_letData_dicBody"> </text:span><text:span text:style-name="grammaticalinfo..after_sense_senses_entry_letData_dicBody"/><text:span text:style-name="xsensenumber_sense_senses_entry_letData_dicBody">1) </text:span><text:span text:style-name="xlanguagetag_xitem_.en_definition_.en_sense_senses_entry_letData_dicBody"/><text:span text:style-name="xitem_.en_definition_.en_sense_senses_entry_letData_dicBody">to stride, take long steps, to crawl as a caterpillar does</text:span><text:span text:style-name="xitem-xitem_definition..before_definition_.en_sense_senses_entry_letData_dicBody"> </text:span><text:span text:style-name="xlanguagetag_xitem_.tpi_definition_.en_sense_senses_entry_letData_dicBody"/><text:span text:style-name="span_.en_xitem_.tpi_definition_.en_sense_senses_entry_letData_dicBody">putim lek i go longpela longpela na </text:span><text:span text:style-name="xitem_.tpi_definition_.en_sense_senses_entry_letData_dicBody">wokabaut</text:span><text:span text:style-name="definition..after_sense_senses_entry_letData_dicBody"> </text:span><text:span text:style-name="example_examples_sense_senses_entry_letData_dicBody">Nyëġ ading om hil tahöö vahad in hil ana pevis</text:span><text:span text:style-name="example..after_examples_sense_senses_entry_letData_dicBody"> </text:span><text:span text:style-name="translation_.en_translations_examples_sense_senses_entry_letData_dicBody">It's a long way so let's stride out so that we get there quickly</text:span><text:span text:style-name="translation..after_translations_examples_sense_senses_entry_letData_dicBody"> </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text:span text:style-name="xitem_.en_definition_.en_sense_senses_entry_letData_dicBody">to space wide apart (as in building a fence)</text:span><text:span text:style-name="xitem-xitem_definition..before_definition_.en_sense_senses_entry_letData_dicBody"> </text:span><text:span text:style-name="xlanguagetag_xitem_.tpi_definition_.en_sense_senses_entry_letData_dicBody"/><text:span text:style-name="xitem_.tpi_definition_.en_sense_senses_entry_letData_dicBody">makim mak longwe</text:span><text:span text:style-name="definition..after_sense_senses_entry_letData_dicBody"> </text:span><text:span text:style-name="example_examples_sense_senses_entry_letData_dicBody">Hil tahöö den ti ti ya ya</text:span><text:span text:style-name="example..after_examples_sense_senses_entry_letData_dicBody"> </text:span><text:span text:style-name="translation_.en_translations_examples_sense_senses_entry_letData_dicBody">We space boundary marks wide apart</text:span><text:span text:style-name="translation..after_translations_examples_sense_senses_entry_letData_dicBody"> </text:span><text:span text:style-name="examples..after_sense_senses_entry_letData_dicBody"/></text:p>
        <text:p text:style-name="entry_letData_dicBody"><text:span text:style-name="headword_entry_letData_dicBody">tep</text:span><text:span text:style-name="headword..after_entry_letData_dicBody"> </text:span><text:span text:style-name="pronunciation..before_pronunciations_entry_letData_dicBody">[</text:span><text:span text:style-name="pronunciation_pronunciations_entry_letData_dicBody">tɛp</text:span><text:span text:style-name="pronunciation..after_pronunciations_entry_letData_dicBody">]</text:span><text:span text:style-name="pronunciations..after_entry_letData_dicBody"> </text:span><text:span text:style-name="partofspeech_.en_grammaticalinfo_sense_senses_entry_letData_dicBody">Class1</text:span><text:span text:style-name="partofspeech..after_grammaticalinfo_sense_senses_entry_letData_dicBody"> </text:span><text:span text:style-name="grammaticalinfo..after_sense_senses_entry_letData_dicBody"/><text:span text:style-name="xlanguagetag_xitem_.en_definition_.en_sense_senses_entry_letData_dicBody"/><text:span text:style-name="xitem_.en_definition_.en_sense_senses_entry_letData_dicBody">to taste, lick, poke out the tongue</text:span><text:span text:style-name="xitem-xitem_definition..before_definition_.en_sense_senses_entry_letData_dicBody"> </text:span><text:span text:style-name="xlanguagetag_xitem_.tpi_definition_.en_sense_senses_entry_letData_dicBody"/><text:span text:style-name="span_.en_xitem_.tpi_definition_.en_sense_senses_entry_letData_dicBody">rapi</text:span><text:span text:style-name="xitem_.tpi_definition_.en_sense_senses_entry_letData_dicBody">m long tang</text:span><text:span text:style-name="definition..after_sense_senses_entry_letData_dicBody"> </text:span><text:span text:style-name="example_xitem_examples_sense_senses_entry_letData_dicBody">Tep mamireng</text:span><text:span text:style-name="example..after_xitem_examples_sense_senses_entry_letData_dicBody"> </text:span><text:span text:style-name="translation_.en_translations_xitem_examples_sense_senses_entry_letData_dicBody">She tasted the salt</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Tep daggen</text:span><text:span text:style-name="example..after_xitem_examples_sense_senses_entry_letData_dicBody"> </text:span><text:span text:style-name="translation_.en_translations_xitem_examples_sense_senses_entry_letData_dicBody">He poked his tongue out (in anger)</text:span><text:span text:style-name="translation..after_translations_xitem_examples_sense_senses_entry_letData_dicBody"> </text:span><text:span text:style-name="examples..after_sense_senses_entry_letData_dicBody"/></text:p>
        <text:p text:style-name="entry_letData_dicBody"><text:span text:style-name="headword_entry_letData_dicBody">to</text:span><text:span text:style-name="headword..after_entry_letData_dicBody"> </text:span><text:span text:style-name="pronunciation..before_pronunciations_entry_letData_dicBody">[</text:span><text:span text:style-name="pronunciation_pronunciations_entry_letData_dicBody">to</text:span><text:span text:style-name="pronunciation..after_pronunciations_entry_letData_dicBody">]</text:span><text:span text:style-name="pronunciations..after_entry_letData_dicBody"> </text:span><text:span text:style-name="partofspeech_.en_grammaticalinfo_sense_senses_entry_letData_dicBody">Class2</text:span><text:span text:style-name="partofspeech..after_grammaticalinfo_sense_senses_entry_letData_dicBody"> </text:span><text:span text:style-name="grammaticalinfo..after_sense_senses_entry_letData_dicBody"/><text:span text:style-name="xsensenumber_sense_senses_entry_letData_dicBody">1) </text:span><text:span text:style-name="xlanguagetag_xitem_.en_definition_.en_sense_senses_entry_letData_dicBody"/><text:span text:style-name="xitem_.en_definition_.en_sense_senses_entry_letData_dicBody">to come down, to travel in a direction generally down the valley, but also towards the speaker</text:span><text:span text:style-name="xitem-xitem_definition..before_definition_.en_sense_senses_entry_letData_dicBody"> </text:span><text:span text:style-name="xlanguagetag_xitem_.tpi_definition_.en_sense_senses_entry_letData_dicBody"/><text:span text:style-name="xitem_.tpi_definition_.en_sense_senses_entry_letData_dicBody">i kam daun</text:span><text:span text:style-name="definition..after_sense_senses_entry_letData_dicBody"> </text:span><text:span text:style-name="example_examples_sense_senses_entry_letData_dicBody">He halë bë to om hil ana jaḳ</text:span><text:span text:style-name="example..after_examples_sense_senses_entry_letData_dicBody"> </text:span><text:span text:style-name="translation_.en_translations_examples_sense_senses_entry_letData_dicBody">We see that he has arrived so let's go</text:span><text:span text:style-name="translation..after_translations_examples_sense_senses_entry_letData_dicBody"> </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text:span text:style-name="xitem_.en_definition_.en_sense_senses_entry_letData_dicBody">to fall</text:span><text:span text:style-name="xitem-xitem_definition..before_definition_.en_sense_senses_entry_letData_dicBody"> </text:span><text:span text:style-name="xlanguagetag_xitem_.tpi_definition_.en_sense_senses_entry_letData_dicBody"/><text:span text:style-name="span_.en_xitem_.tpi_definition_.en_sense_senses_entry_letData_dicBody">i </text:span><text:span text:style-name="xitem_.tpi_definition_.en_sense_senses_entry_letData_dicBody">pundaun</text:span><text:span text:style-name="definition..after_sense_senses_entry_letData_dicBody"> </text:span><text:span text:style-name="example_xitem_examples_sense_senses_entry_letData_dicBody">To mesis yi raḳ dob</text:span><text:span text:style-name="example..after_xitem_examples_sense_senses_entry_letData_dicBody"> </text:span><text:span text:style-name="translation_.en_translations_xitem_examples_sense_senses_entry_letData_dicBody">He fell and hurt himself on the ground</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Hob to raḳ veseveng</text:span><text:span text:style-name="example..after_xitem_examples_sense_senses_entry_letData_dicBody"> </text:span><text:span text:style-name="translation_.en_translations_xitem_examples_sense_senses_entry_letData_dicBody">It rained yesterday</text:span><text:span text:style-name="translation..after_translations_xitem_examples_sense_senses_entry_letData_dicBody"> </text:span><text:span text:style-name="examples..after_sense_senses_entry_letData_dicBody"/><text:span text:style-name="sense-sense_senses..before_senses_entry_letData_dicBody"/><text:span text:style-name="xsensenumber_sense_senses_entry_letData_dicBody">3) </text:span><text:span text:style-name="xlanguagetag_xitem_.en_definition_.en_sense_senses_entry_letData_dicBody"/><text:span text:style-name="xitem_.en_definition_.en_sense_senses_entry_letData_dicBody">go down--in order to get the direction as being away from the speaker, to needs to be used here in conjunction with </text:span><text:span text:style-name="span_.bzh_xitem_.en_definition_.en_sense_senses_entry_letData_dicBody">ya</text:span><text:span text:style-name="xitem_.en_definition_.en_sense_senses_entry_letData_dicBody"> 'go"</text:span><text:span text:style-name="xitem-xitem_definition..before_definition_.en_sense_senses_entry_letData_dicBody"> </text:span><text:span text:style-name="xlanguagetag_xitem_.tpi_definition_.en_sense_senses_entry_letData_dicBody"/><text:span text:style-name="xitem_.tpi_definition_.en_sense_senses_entry_letData_dicBody">i go daun</text:span><text:span text:style-name="definition..after_sense_senses_entry_letData_dicBody"> </text:span><text:span text:style-name="example_examples_sense_senses_entry_letData_dicBody">He nado ga mehö saga to meya huk anon</text:span><text:span text:style-name="example..after_examples_sense_senses_entry_letData_dicBody"> </text:span><text:span text:style-name="translation_.en_translations_examples_sense_senses_entry_letData_dicBody">We stayed here and that person went down to the garden</text:span><text:span text:style-name="translation..after_translations_examples_sense_senses_entry_letData_dicBody"> </text:span><text:span text:style-name="examples..after_sense_senses_entry_letData_dicBody"/></text:p>
      </text:section>
      <text:section text:style-name="Sect_letHead" text:name="Sect_letHead">
        <text:p text:style-name="letter_letHead_dicBody">V v</text:p>
      </text:section>
      <text:section text:style-name="Sect_letData" text:name="Sect_letData">
        <text:p text:style-name="entry_letData_dicBody"><text:span text:style-name="headword_entry_letData_dicBody">veġo</text:span><text:span text:style-name="headword..after_entry_letData_dicBody"> </text:span><text:span text:style-name="pronunciation..before_pronunciations_entry_letData_dicBody">[</text:span><text:span text:style-name="pronunciation_pronunciations_entry_letData_dicBody">βə.ˈᵑɢo</text:span><text:span text:style-name="pronunciation..after_pronunciations_entry_letData_dicBody">]</text:span><text:span text:style-name="pronunciations..after_entry_letData_dicBody"> </text:span><text:span text:style-name="partofspeech_.en_grammaticalinfo_sense_senses_entry_letData_dicBody">noun(inal)</text:span><text:span text:style-name="partofspeech..after_grammaticalinfo_sense_senses_entry_letData_dicBody"> </text:span><text:span text:style-name="grammaticalinfo..after_sense_senses_entry_letData_dicBody"/><text:span text:style-name="xlanguagetag_xitem_.en_definition_.en_sense_senses_entry_letData_dicBody"/><text:span text:style-name="xitem_.en_definition_.en_sense_senses_entry_letData_dicBody">thigh, hip, the upper part of the leg where it joins the body</text:span><text:span text:style-name="xitem-xitem_definition..before_definition_.en_sense_senses_entry_letData_dicBody"> </text:span><text:span text:style-name="xlanguagetag_xitem_.tpi_definition_.en_sense_senses_entry_letData_dicBody"/><text:span text:style-name="span_.en_xitem_.tpi_definition_.en_sense_senses_entry_letData_dicBody">hap </text:span><text:span text:style-name="xitem_.tpi_definition_.en_sense_senses_entry_letData_dicBody">lek klostu long bodi</text:span><text:span text:style-name="definition..after_sense_senses_entry_letData_dicBody"> </text:span></text:p>
        <text:p text:style-name="entry_letData_dicBody"><text:span text:style-name="headword_entry_letData_dicBody">veriik</text:span><text:span text:style-name="headword..after_entry_letData_dicBody"> </text:span><text:span text:style-name="pronunciation..before_pronunciations_entry_letData_dicBody">[</text:span><text:span text:style-name="pronunciation_pronunciations_entry_letData_dicBody">βə.ˈɾiːk</text:span><text:span text:style-name="pronunciation..after_pronunciations_entry_letData_dicBody">]</text:span><text:span text:style-name="pronunciations..after_entry_letData_dicBody"> </text:span><text:span text:style-name="partofspeech_.en_grammaticalinfo_sense_senses_entry_letData_dicBody">Class3</text:span><text:span text:style-name="partofspeech..after_grammaticalinfo_sense_senses_entry_letData_dicBody"> </text:span><text:span text:style-name="grammaticalinfo..after_sense_senses_entry_letData_dicBody"/><text:span text:style-name="xsensenumber_sense_senses_entry_letData_dicBody">1) </text:span><text:span text:style-name="xlanguagetag_xitem_.en_definition_.en_sense_senses_entry_letData_dicBody"/><text:span text:style-name="xitem_.en_definition_.en_sense_senses_entry_letData_dicBody">black </text:span><text:span text:style-name="xitem-xitem_definition..before_definition_.en_sense_senses_entry_letData_dicBody"/><text:span text:style-name="xlanguagetag_xitem_.tpi_definition_.en_sense_senses_entry_letData_dicBody"/><text:span text:style-name="xitem_.tpi_definition_.en_sense_senses_entry_letData_dicBody">blakpela </text:span><text:span text:style-name="definition..after_sense_senses_entry_letData_dicBody"/><text:span text:style-name="example_xitem_examples_sense_senses_entry_letData_dicBody">Alam veriik geveroo</text:span><text:span text:style-name="example..after_xitem_examples_sense_senses_entry_letData_dicBody"> </text:span><text:span text:style-name="translation_.en_translations_xitem_examples_sense_senses_entry_letData_dicBody">There are black people and white</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Vëh tob veriik veseveng</text:span><text:span text:style-name="example..after_xitem_examples_sense_senses_entry_letData_dicBody"> </text:span><text:span text:style-name="translation_.en_translations_xitem_examples_sense_senses_entry_letData_dicBody">He wore a black laplap yesterday</text:span><text:span text:style-name="translation..after_translations_xitem_examples_sense_senses_entry_letData_dicBody"> </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text:span text:style-name="xitem_.en_definition_.en_sense_senses_entry_letData_dicBody">to become black</text:span><text:span text:style-name="xitem-xitem_definition..before_definition_.en_sense_senses_entry_letData_dicBody"> </text:span><text:span text:style-name="xlanguagetag_xitem_.tpi_definition_.en_sense_senses_entry_letData_dicBody"/><text:span text:style-name="span_.en_xitem_.tpi_definition_.en_sense_senses_entry_letData_dicBody">i </text:span><text:span text:style-name="xitem_.tpi_definition_.en_sense_senses_entry_letData_dicBody">kamap blak</text:span><text:span text:style-name="definition..after_sense_senses_entry_letData_dicBody"> </text:span><text:span text:style-name="example_examples_sense_senses_entry_letData_dicBody">Nabë ġekwevu nġaa saga jaḳ pen veriik og rëk beriik jaḳ</text:span><text:span text:style-name="example..after_examples_sense_senses_entry_letData_dicBody"> </text:span><text:span text:style-name="translation_.en_translations_examples_sense_senses_entry_letData_dicBody">If you paint that with black paint it will become black</text:span><text:span text:style-name="translation..after_translations_examples_sense_senses_entry_letData_dicBody"> </text:span><text:span text:style-name="examples..after_sense_senses_entry_letData_dicBody"/></text:p>
        <text:p text:style-name="entry_letData_dicBody"><text:span text:style-name="headword_entry_letData_dicBody">vonġ poḳ</text:span><text:span text:style-name="headword..after_entry_letData_dicBody"> </text:span><text:span text:style-name="pronunciation..before_pronunciations_entry_letData_dicBody">[</text:span><text:span text:style-name="pronunciation_pronunciations_entry_letData_dicBody">βoɴ poq</text:span><text:span text:style-name="pronunciation..after_pronunciations_entry_letData_dicBody">]</text:span><text:span text:style-name="pronunciations..after_entry_letData_dicBody"> </text:span><text:span text:style-name="xlanguagetag_xitem_.en_definition_.en_sense_senses_entry_letData_dicBody"/><text:span text:style-name="xitem_.en_definition_.en_sense_senses_entry_letData_dicBody">a sharp noise like the chopping of wood. If </text:span><text:span text:style-name="span_.bzh_xitem_.en_definition_.en_sense_senses_entry_letData_dicBody">pok</text:span><text:span text:style-name="xitem_.en_definition_.en_sense_senses_entry_letData_dicBody"> occurs once it indicates the sound only occurred once, if the form </text:span><text:span text:style-name="span_.bzh_xitem_.en_definition_.en_sense_senses_entry_letData_dicBody">pok pok</text:span><text:span text:style-name="xitem_.en_definition_.en_sense_senses_entry_letData_dicBody"> is used the sound is repeated many times</text:span><text:span text:style-name="xitem-xitem_definition..before_definition_.en_sense_senses_entry_letData_dicBody"> </text:span><text:span text:style-name="xlanguagetag_xitem_.tpi_definition_.en_sense_senses_entry_letData_dicBody"/><text:span text:style-name="xitem_.tpi_definition_.en_sense_senses_entry_letData_dicBody">pairap</text:span><text:span text:style-name="definition..after_sense_senses_entry_letData_dicBody"> </text:span><text:span text:style-name="example_xitem_examples_sense_senses_entry_letData_dicBody">Mehöti sap ḳele mepoḳ poḳ</text:span><text:span text:style-name="example..after_xitem_examples_sense_senses_entry_letData_dicBody"> </text:span><text:span text:style-name="translation_.en_translations_xitem_examples_sense_senses_entry_letData_dicBody">Someone is cutting wood and making a chopping sound</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Jaheng vonġ poḳ om maḳ sis mun ti</text:span><text:span text:style-name="example..after_xitem_examples_sense_senses_entry_letData_dicBody"> </text:span><text:span text:style-name="translation_.en_translations_xitem_examples_sense_senses_entry_letData_dicBody">The trap went </text:span><text:span text:style-name="span_.bzh_translation_.en_translations_xitem_examples_sense_senses_entry_letData_dicBody">poḳ</text:span><text:span text:style-name="translation_.en_translations_xitem_examples_sense_senses_entry_letData_dicBody"> so it must have caught a rat</text:span><text:span text:style-name="translation..after_translations_xitem_examples_sense_senses_entry_letData_dicBody"> </text:span><text:span text:style-name="examples..after_sense_senses_entry_letData_dicBody"/></text:p>
      </text:section>
      <text:section text:style-name="Sect_letHead" text:name="Sect_letHead">
        <text:p text:style-name="letter_letHead_dicBody">Y y</text:p>
      </text:section>
      <text:section text:style-name="Sect_letData" text:name="Sect_letData">
        <text:p text:style-name="entry_letData_dicBody"><text:span text:style-name="headword_entry_letData_dicBody">yu töḳsën</text:span><text:span text:style-name="headword..after_entry_letData_dicBody"> </text:span><text:span text:style-name="pronunciation..before_pronunciations_entry_letData_dicBody">[</text:span><text:span text:style-name="pronunciation_pronunciations_entry_letData_dicBody">yu ˈtɔq.t͡ʃen</text:span><text:span text:style-name="pronunciation..after_pronunciations_entry_letData_dicBody">]</text:span><text:span text:style-name="pronunciations..after_entry_letData_dicBody"> </text:span><text:span text:style-name="primaryrefs..before_entry_letData_dicBody">(</text:span><text:span text:style-name="LexEntryTypepublishStemEntryTypeAbbreviationPub_.en_entryreftype_primaryrefs_entry_letData_dicBody">id. of</text:span><text:span text:style-name="LexEntryTypepublishStemEntryTypeAbbreviationPub..after_entryreftype_primaryrefs_entry_letData_dicBody"> </text:span><text:span text:style-name="entryreftype..after_primaryrefs_entry_letData_dicBody"/><text:span text:style-name="primaryrefs..after_entry_letData_dicBody">) </text:span><text:span text:style-name="xlanguagetag_xitem_.en_definition_.en_sense_senses_entry_letData_dicBody"/><text:span text:style-name="xitem_.en_definition_.en_sense_senses_entry_letData_dicBody">to dance without a headdress</text:span><text:span text:style-name="xitem-xitem_definition..before_definition_.en_sense_senses_entry_letData_dicBody"> </text:span><text:span text:style-name="xlanguagetag_xitem_.tpi_definition_.en_sense_senses_entry_letData_dicBody"/><text:span text:style-name="xitem_.tpi_definition_.en_sense_senses_entry_letData_dicBody">i singsing nating, i no gat kangal</text:span><text:span text:style-name="definition..after_sense_senses_entry_letData_dicBody"> </text:span><text:span text:style-name="example_examples_sense_senses_entry_letData_dicBody">Löö yu töḳsën gesu tunġ soḳ rë</text:span><text:span text:style-name="example..after_examples_sense_senses_entry_letData_dicBody"> </text:span><text:span text:style-name="translation_.en_translations_examples_sense_senses_entry_letData_dicBody">He danced bareheaded without a headdress</text:span><text:span text:style-name="translation..after_translations_examples_sense_senses_entry_letData_dicBody"> </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text:span text:style-name="xitem_.en_definition_.en_sense_senses_entry_letData_dicBody">diviners, having a familiar spirit; a person's familiar spirit or </text:span><text:span text:style-name="span_.bzh_xitem_.en_definition_.en_sense_senses_entry_letData_dicBody">memö </text:span><text:span text:style-name="xitem_.en_definition_.en_sense_senses_entry_letData_dicBody">reveals something to a person and he speaks it out. They also look into water to do divination</text:span><text:span text:style-name="xitem-xitem_definition..before_definition_.en_sense_senses_entry_letData_dicBody"> </text:span><text:span text:style-name="xlanguagetag_xitem_.tpi_definition_.en_sense_senses_entry_letData_dicBody"/><text:span text:style-name="xitem_.tpi_definition_.en_sense_senses_entry_letData_dicBody">glasman, man bilong toktok wantaim ol spirit</text:span><text:span text:style-name="definition..after_sense_senses_entry_letData_dicBody"> </text:span><text:span text:style-name="example_examples_sense_senses_entry_letData_dicBody">Hil nanër alam sën heljenġ ḳenuj yom nedo ving sir medëlë bël lo nabë yuj töḳsën</text:span><text:span text:style-name="example..after_examples_sense_senses_entry_letData_dicBody"> </text:span><text:span text:style-name="translation_.en_translations_examples_sense_senses_entry_letData_dicBody">We call people who have spirits of the dead come back and stay with them and they look into water (for divination purposes) </text:span><text:span text:style-name="span_.bzh_translation_.en_translations_examples_sense_senses_entry_letData_dicBody">yuj töḳsën</text:span><text:span text:style-name="translation..after_translations_examples_sense_senses_entry_letData_dicBody"> </text:span><text:span text:style-name="examples..after_sense_senses_entry_letData_dicBody"/></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styles>
    <style:style style:name="letHead_dicBody" style:family="paragraph" style:parent-style-name="dicBody">
      <style:paragraph-properties fo:border-bottom="solid .5pt #808080 " fo:margin-top="18pt" fo:margin-right="9pt" fo:margin-bottom="18pt" fo:margin-left="9pt"/>
    </style:style>
    <style:style xmlns:style="urn:oasis:names:tc:opendocument:xmlns:style:1.0" style:name="letter_letHead_dicBody" style:family="paragraph" style:parent-style-name="letHead_dicBody">
      <style:paragraph-properties fo:text-align="center" fo:margin-top="18pt" fo:margin-bottom="18pt" style:writing-mode="lr-tb"/>
      <style:text-properties fo:font-family="Charis SIL" style:font-name-complex="Charis SIL" fo:font-weight="700" style:font-weight-complex="700" fo:font-size="24pt" style:font-size-complex="24pt"/>
    </style:style>
    <style:style xmlns:style="urn:oasis:names:tc:opendocument:xmlns:style:1.0" style:name="letData_dicBody" style:family="paragraph" style:parent-style-name="dicBody">
      <style:paragraph-properties fo:text-align="left"/>
    </style:style>
    <style:style xmlns:style="urn:oasis:names:tc:opendocument:xmlns:style:1.0" style:name="entry_letData_dicBody" style:family="paragraph" style:parent-style-name="letData_dicBody">
      <style:paragraph-properties style:vertical-align="baseline" fo:padding-left="9pt" fo:border-left="0.5pt solid #ffffff" fo:padding-bottom="2pt" fo:border-bottom="0.5pt solid #ffffff" fo:padding-top="1pt" fo:border-top="0.5pt solid #ffffff" fo:text-align="left" fo:margin-left="12pt" fo:text-indent="-12pt" fo:background-color="transparent"/>
      <style:text-properties fo:font-family="Times New Roman" style:font-name-complex="Times New Roman" fo:font-size="10pt" style:font-size-complex="10pt" fo:font-weight="400" style:font-weight-complex="400" fo:font-style="normal" fo:color="#000000" style:text-underline-style="none"/>
    </style:style>
    <style:style xmlns:style="urn:oasis:names:tc:opendocument:xmlns:style:1.0" style:name="headword_entry_letData_dicBody" style:family="text" style:parent-style-name="entry_letData_dicBody">
      <style:paragraph-properties style:vertical-align="baseline"/>
      <style:text-properties fo:font-family="Times New Roman" style:font-name-complex="Times New Roman" fo:font-size="10pt" style:font-size-complex="10pt" fo:font-weight="700" style:font-weight-complex="700" fo:font-style="normal" fo:color="#000000" style:text-underline-style="none" fo:background-color="transparent" fo:language="none" fo:country="none"/>
    </style:style>
    <style:style xmlns:style="urn:oasis:names:tc:opendocument:xmlns:style:1.0" style:name="headword..after_entry_letData_dicBody" style:family="text" style:parent-style-name="entry_letData_dicBody">
      <style:paragraph-properties style:vertical-align="baseline"/>
      <style:text-properties fo:font-family="Times New Roman" style:font-name-complex="Times New Roman" fo:font-size="10pt" style:font-size-complex="10pt" fo:font-weight="700" style:font-weight-complex="700" fo:font-style="normal" fo:color="#000000" style:text-underline-style="none" fo:background-color="transparent"/>
    </style:style>
    <style:style xmlns:style="urn:oasis:names:tc:opendocument:xmlns:style:1.0" style:name="pronunciations_entry_letData_dicBody" style:family="text" style:parent-style-name="entry_letData_dicBody"/>
    <style:style xmlns:style="urn:oasis:names:tc:opendocument:xmlns:style:1.0" style:name="pronunciations..after_entry_letData_dicBody" style:family="text" style:parent-style-name="entry_letData_dicBody"/>
    <style:style xmlns:style="urn:oasis:names:tc:opendocument:xmlns:style:1.0" style:name="pronunciation_pronunciations_entry_letData_dicBody" style:family="text" style:parent-style-name="pronunciations_entry_letData_dicBody">
      <style:paragraph-properties style:vertical-align="baseline"/>
      <style:text-properties fo:font-family="Times New Roman" style:font-name-complex="Times New Roman" fo:font-size="10pt" style:font-size-complex="10pt" fo:font-weight="400" style:font-weight-complex="400" fo:font-style="normal" fo:color="#000000" style:text-underline-style="none" fo:background-color="transparent" fo:language="none" fo:country="none"/>
    </style:style>
    <style:style xmlns:style="urn:oasis:names:tc:opendocument:xmlns:style:1.0" style:name="pronunciation..before_pronunciations_entry_letData_dicBody" style:family="text" style:parent-style-name="pronunciations_entry_letData_dicBody">
      <style:paragraph-properties style:vertical-align="baseline"/>
      <style:text-properties fo:font-family="Times New Roman" style:font-name-complex="Times New Roman" fo:font-size="10pt" style:font-size-complex="10pt" fo:font-weight="400" style:font-weight-complex="400" fo:font-style="normal" fo:color="#000000" style:text-underline-style="none" fo:background-color="transparent"/>
    </style:style>
    <style:style xmlns:style="urn:oasis:names:tc:opendocument:xmlns:style:1.0" style:name="pronunciation..after_pronunciations_entry_letData_dicBody" style:family="text" style:parent-style-name="pronunciations_entry_letData_dicBody">
      <style:paragraph-properties style:vertical-align="baseline"/>
      <style:text-properties fo:font-family="Times New Roman" style:font-name-complex="Times New Roman" fo:font-size="10pt" style:font-size-complex="10pt" fo:font-weight="400" style:font-weight-complex="400" fo:font-style="normal" fo:color="#000000" style:text-underline-style="none" fo:background-color="transparent"/>
    </style:style>
    <style:style xmlns:style="urn:oasis:names:tc:opendocument:xmlns:style:1.0" style:name="senses_entry_letData_dicBody" style:family="text" style:parent-style-name="entry_letData_dicBody"/>
    <style:style xmlns:style="urn:oasis:names:tc:opendocument:xmlns:style:1.0" style:name="sense_senses_entry_letData_dicBody" style:family="text" style:parent-style-name="senses_entry_letData_dicBody">
      <style:text-properties fo:font-weight="400" style:font-weight-complex="400"/>
    </style:style>
    <style:style xmlns:style="urn:oasis:names:tc:opendocument:xmlns:style:1.0" style:name="grammaticalinfo_sense_senses_entry_letData_dicBody" style:family="text" style:parent-style-name="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style:style>
    <style:style xmlns:style="urn:oasis:names:tc:opendocument:xmlns:style:1.0" style:name="grammaticalinfo..after_sense_senses_entry_letData_dicBody" style:family="text" style:parent-style-name="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style:style>
    <style:style xmlns:style="urn:oasis:names:tc:opendocument:xmlns:style:1.0" style:name="partofspeech_.en_grammaticalinfo_sense_senses_entry_letData_dicBody" style:family="text" style:parent-style-name="grammaticalinfo_sense_senses_entry_letData_dicBody">
      <style:text-properties fo:language="en" fo:country="US"/>
    </style:style>
    <style:style xmlns:style="urn:oasis:names:tc:opendocument:xmlns:style:1.0" style:name="partofspeech..after_grammaticalinfo_sense_senses_entry_letData_dicBody" style:family="text" style:parent-style-name="grammaticalinfo_sense_senses_entry_letData_dicBody"/>
    <style:style xmlns:style="urn:oasis:names:tc:opendocument:xmlns:style:1.0" style:name="xsensenumber_sense_senses_entry_letData_dicBody" style:family="text" style:parent-style-name="sense_senses_entry_letData_dicBody">
      <style:text-properties fo:font-weight="700" style:font-weight-complex="700"/>
    </style:style>
    <style:style xmlns:style="urn:oasis:names:tc:opendocument:xmlns:style:1.0" style:name="definition_.en_sense_senses_entry_letData_dicBody" style:family="text" style:parent-style-name="sense_senses_entry_letData_dicBody">
      <style:text-properties fo:language="en" fo:country="US"/>
    </style:style>
    <style:style xmlns:style="urn:oasis:names:tc:opendocument:xmlns:style:1.0" style:name="definition..after_sense_senses_entry_letData_dicBody" style:family="text" style:parent-style-name="sense_senses_entry_letData_dicBody"/>
    <style:style xmlns:style="urn:oasis:names:tc:opendocument:xmlns:style:1.0" style:name="xitem_.en_definition_.en_sense_senses_entry_letData_dicBody" style:family="text" style:parent-style-name="definition_.en_sense_senses_entry_letData_dicBody">
      <style:text-properties fo:language="en" fo:country="US"/>
    </style:style>
    <style:style xmlns:style="urn:oasis:names:tc:opendocument:xmlns:style:1.0" style:name="xlanguagetag_xitem_.en_definition_.en_sense_senses_entry_letData_dicBody" style:family="text" style:parent-style-name="xitem_.en_definition_.en_sense_senses_entry_letData_dicBody">
      <style:text-properties fo:font-size="8pt" style:font-size-complex="8pt" fo:color="#2F60FF" display="none" fo:language="en" fo:country="US"/>
    </style:style>
    <style:style xmlns:style="urn:oasis:names:tc:opendocument:xmlns:style:1.0" style:name="xitem_.tpi_definition_.en_sense_senses_entry_letData_dicBody" style:family="text" style:parent-style-name="definition_.en_sense_senses_entry_letData_dicBody">
      <style:paragraph-properties style:vertical-align="baseline"/>
      <style:text-properties fo:font-family="Times New Roman" style:font-name-complex="Times New Roman" fo:font-size="10pt" style:font-size-complex="10pt" fo:font-weight="400" style:font-weight-complex="400" fo:font-style="normal" fo:color="#000000" style:text-underline-style="none" fo:background-color="transparent" fo:language="none" fo:country="none"/>
    </style:style>
    <style:style xmlns:style="urn:oasis:names:tc:opendocument:xmlns:style:1.0" style:name="xitem-xitem_definition..before_definition_.en_sense_senses_entry_letData_dicBody" style:family="text" style:parent-style-name="definition_.en_sense_senses_entry_letData_dicBody"/>
    <style:style xmlns:style="urn:oasis:names:tc:opendocument:xmlns:style:1.0" style:name="xlanguagetag_xitem_.tpi_definition_.en_sense_senses_entry_letData_dicBody" style:family="text" style:parent-style-name="xitem_.tpi_definition_.en_sense_senses_entry_letData_dicBody">
      <style:text-properties fo:font-size="8pt" style:font-size-complex="8pt" fo:color="#2F60FF" display="none" fo:language="en" fo:country="US"/>
    </style:style>
    <style:style xmlns:style="urn:oasis:names:tc:opendocument:xmlns:style:1.0" style:name="examples_sense_senses_entry_letData_dicBody" style:family="text" style:parent-style-name="sense_senses_entry_letData_dicBody"/>
    <style:style xmlns:style="urn:oasis:names:tc:opendocument:xmlns:style:1.0" style:name="examples..after_sense_senses_entry_letData_dicBody" style:family="text" style:parent-style-name="sense_senses_entry_letData_dicBody"/>
    <style:style xmlns:style="urn:oasis:names:tc:opendocument:xmlns:style:1.0" style:name="xitem_examples_sense_senses_entry_letData_dicBody" style:family="text" style:parent-style-name="examples_sense_senses_entry_letData_dicBody"/>
    <style:style xmlns:style="urn:oasis:names:tc:opendocument:xmlns:style:1.0" style:name="example_xitem_examples_sense_senses_entry_letData_dicBody" style:family="text" style:parent-style-name="xitem_examples_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fo:language="none" fo:country="none"/>
    </style:style>
    <style:style xmlns:style="urn:oasis:names:tc:opendocument:xmlns:style:1.0" style:name="example..after_xitem_examples_sense_senses_entry_letData_dicBody" style:family="text" style:parent-style-name="xitem_examples_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style:style>
    <style:style xmlns:style="urn:oasis:names:tc:opendocument:xmlns:style:1.0" style:name="translations_xitem_examples_sense_senses_entry_letData_dicBody" style:family="text" style:parent-style-name="xitem_examples_sense_senses_entry_letData_dicBody"/>
    <style:style xmlns:style="urn:oasis:names:tc:opendocument:xmlns:style:1.0" style:name="translation_.en_translations_xitem_examples_sense_senses_entry_letData_dicBody" style:family="text" style:parent-style-name="translations_xitem_examples_sense_senses_entry_letData_dicBody">
      <style:text-properties fo:language="en" fo:country="US"/>
    </style:style>
    <style:style xmlns:style="urn:oasis:names:tc:opendocument:xmlns:style:1.0" style:name="translation..after_translations_xitem_examples_sense_senses_entry_letData_dicBody" style:family="text" style:parent-style-name="translations_xitem_examples_sense_senses_entry_letData_dicBody"/>
    <style:style xmlns:style="urn:oasis:names:tc:opendocument:xmlns:style:1.0" style:name="xitem-xitem_examples..before_examples_sense_senses_entry_letData_dicBody" style:family="text" style:parent-style-name="examples_sense_senses_entry_letData_dicBody"/>
    <style:style xmlns:style="urn:oasis:names:tc:opendocument:xmlns:style:1.0" style:name="sense-sense_senses..before_senses_entry_letData_dicBody" style:family="text" style:parent-style-name="senses_entry_letData_dicBody">
      <style:text-properties fo:font-weight="400" style:font-weight-complex="400"/>
    </style:style>
    <style:style xmlns:style="urn:oasis:names:tc:opendocument:xmlns:style:1.0" style:name="example_examples_sense_senses_entry_letData_dicBody" style:family="text" style:parent-style-name="examples_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fo:language="none" fo:country="none"/>
    </style:style>
    <style:style xmlns:style="urn:oasis:names:tc:opendocument:xmlns:style:1.0" style:name="example..after_examples_sense_senses_entry_letData_dicBody" style:family="text" style:parent-style-name="examples_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style:style>
    <style:style xmlns:style="urn:oasis:names:tc:opendocument:xmlns:style:1.0" style:name="translations_examples_sense_senses_entry_letData_dicBody" style:family="text" style:parent-style-name="examples_sense_senses_entry_letData_dicBody"/>
    <style:style xmlns:style="urn:oasis:names:tc:opendocument:xmlns:style:1.0" style:name="translation_.en_translations_examples_sense_senses_entry_letData_dicBody" style:family="text" style:parent-style-name="translations_examples_sense_senses_entry_letData_dicBody">
      <style:text-properties fo:language="en" fo:country="US"/>
    </style:style>
    <style:style xmlns:style="urn:oasis:names:tc:opendocument:xmlns:style:1.0" style:name="translation..after_translations_examples_sense_senses_entry_letData_dicBody" style:family="text" style:parent-style-name="translations_examples_sense_senses_entry_letData_dicBody"/>
    <style:style xmlns:style="urn:oasis:names:tc:opendocument:xmlns:style:1.0" style:name="span_.bzh_xitem_.en_definition_.en_sense_senses_entry_letData_dicBody" style:family="text" style:parent-style-name="xitem_.en_definition_.en_sense_senses_entry_letData_dicBody">
      <style:text-properties fo:language="none" fo:country="none"/>
    </style:style>
    <style:style xmlns:style="urn:oasis:names:tc:opendocument:xmlns:style:1.0" style:name="span_.en_xitem_.tpi_definition_.en_sense_senses_entry_letData_dicBody" style:family="text" style:parent-style-name="xitem_.tpi_definition_.en_sense_senses_entry_letData_dicBody">
      <style:text-properties fo:language="en" fo:country="US"/>
    </style:style>
    <style:style xmlns:style="urn:oasis:names:tc:opendocument:xmlns:style:1.0" style:name="primaryrefs_entry_letData_dicBody" style:family="text" style:parent-style-name="entry_letData_dicBody"/>
    <style:style xmlns:style="urn:oasis:names:tc:opendocument:xmlns:style:1.0" style:name="primaryrefs..before_entry_letData_dicBody" style:family="text" style:parent-style-name="entry_letData_dicBody"/>
    <style:style xmlns:style="urn:oasis:names:tc:opendocument:xmlns:style:1.0" style:name="primaryrefs..after_entry_letData_dicBody" style:family="text" style:parent-style-name="entry_letData_dicBody"/>
    <style:style xmlns:style="urn:oasis:names:tc:opendocument:xmlns:style:1.0" style:name="entryreftype_primaryrefs_entry_letData_dicBody" style:family="text" style:parent-style-name="primaryrefs_entry_letData_dicBody"/>
    <style:style xmlns:style="urn:oasis:names:tc:opendocument:xmlns:style:1.0" style:name="entryreftype..after_primaryrefs_entry_letData_dicBody" style:family="text" style:parent-style-name="primaryrefs_entry_letData_dicBody"/>
    <style:style xmlns:style="urn:oasis:names:tc:opendocument:xmlns:style:1.0" style:name="LexEntryTypepublishStemEntryTypeAbbreviationPub_.en_entryreftype_primaryrefs_entry_letData_dicBody" style:family="text" style:parent-style-name="entryreftype_primaryrefs_entry_letData_dicBody">
      <style:text-properties fo:language="en" fo:country="US"/>
    </style:style>
    <style:style xmlns:style="urn:oasis:names:tc:opendocument:xmlns:style:1.0" style:name="LexEntryTypepublishStemEntryTypeAbbreviationPub..after_entryreftype_primaryrefs_entry_letData_dicBody" style:family="text" style:parent-style-name="entryreftype_primaryrefs_entry_letData_dicBody"/>
    <style:style xmlns:style="urn:oasis:names:tc:opendocument:xmlns:style:1.0" style:name="span_.bzh_translation_.en_translations_xitem_examples_sense_senses_entry_letData_dicBody" style:family="text" style:parent-style-name="translation_.en_translations_xitem_examples_sense_senses_entry_letData_dicBody">
      <style:text-properties fo:language="none" fo:country="none"/>
    </style:style>
    <style:style xmlns:style="urn:oasis:names:tc:opendocument:xmlns:style:1.0" style:name="span_.tpi_xitem_.en_definition_.en_sense_senses_entry_letData_dicBody" style:family="text" style:parent-style-name="xitem_.en_definition_.en_sense_senses_entry_letData_dicBody">
      <style:text-properties fo:language="none" fo:country="none"/>
    </style:style>
    <style:style xmlns:style="urn:oasis:names:tc:opendocument:xmlns:style:1.0" style:name="xlanguagetag_definition_.en_sense_senses_entry_letData_dicBody" style:family="text" style:parent-style-name="definition_.en_sense_senses_entry_letData_dicBody">
      <style:text-properties fo:font-size="8pt" style:font-size-complex="8pt" fo:color="#2F60FF" display="none" fo:language="en" fo:country="US"/>
    </style:style>
    <style:style xmlns:style="urn:oasis:names:tc:opendocument:xmlns:style:1.0" style:name="span_.bzh_translation_.en_translations_examples_sense_senses_entry_letData_dicBody" style:family="text" style:parent-style-name="translation_.en_translations_examples_sense_senses_entry_letData_dicBody">
      <style:text-properties fo:language="none" fo:country="none"/>
    </style:style>
    <style:style xmlns:style="urn:oasis:names:tc:opendocument:xmlns:style:1.0" style:name="span_.bzh_definition_.en_sense_senses_entry_letData_dicBody" style:family="text" style:parent-style-name="definition_.en_sense_senses_entry_letData_dicBody">
      <style:text-properties fo:language="none" fo:country="none"/>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letHead" style:family="paragraph" style:parent-style-name="none">
      <style:paragraph-properties fo:border-bottom="solid .5pt #808080 " fo:margin-top="18pt" fo:margin-right="9pt" fo:margin-bottom="18pt" fo:margin-left="9pt"/>
    </style:style>
    <style:style style:name="letter" style:family="paragraph" style:parent-style-name="none">
      <style:paragraph-properties fo:text-align="center" fo:margin-top="18pt" fo:margin-bottom="18pt" style:writing-mode="lr-tb"/>
      <style:text-properties fo:font-family="Charis SIL" fo:font-weight="700" fo:font-size="24pt"/>
    </style:style>
    <style:style style:name="letData" style:family="paragraph" style:parent-style-name="none">
      <style:paragraph-properties fo:text-align="left"/>
    </style:style>
    <style:style style:name="entry" style:family="paragraph" style:parent-style-name="none">
      <style:paragraph-properties style:vertical-align="baseline" fo:padding-left="9pt" fo:border-left="0.5pt solid #ffffff" fo:padding-bottom="2pt" fo:border-bottom="0.5pt solid #ffffff" fo:padding-top="1pt" fo:border-top="0.5pt solid #ffffff" fo:text-align="left" fo:margin-left="12pt" fo:text-indent="-12pt" fo:background-color="transparent"/>
      <style:text-properties fo:font-family="Times New Roman" fo:font-size="10pt" fo:font-weight="400" fo:font-style="normal" fo:color="#000000" style:text-underline-style="none" fo:background-color="transparent"/>
    </style:style>
    <style:style style:name="sense" style:family="paragraph" style:parent-style-name="none">
      <style:text-properties fo:font-weight="400"/>
    </style:style>
    <style:style style:name="xsensenumber" style:family="paragraph" style:parent-style-name="none">
      <style:text-properties fo:font-weight="700"/>
    </style:style>
    <style:style style:name="xlanguagetag" style:family="paragraph" style:parent-style-name="none">
      <style:text-properties fo:font-size="8pt" fo:color="#2F60FF" text:display="none"/>
    </style:style>
    <style:style style:name="xitem_.tpi"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definition..after" style:family="paragraph" style:parent-style-name="none"/>
    <style:style style:name="xitem-xitem_definition..before" style:family="paragraph" style:parent-style-name="none"/>
    <style:style style:name="entryreftype..after" style:family="paragraph" style:parent-style-name="none"/>
    <style:style style:name="xitem-xitem_entryreftype..before" style:family="paragraph" style:parent-style-name="none"/>
    <style:style style:name="example"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example..after"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xitem-xitem_example..before"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examples..after" style:family="paragraph" style:parent-style-name="none"/>
    <style:style style:name="xitem-xitem_examples..before" style:family="paragraph" style:parent-style-name="none"/>
    <style:style style:name="grammaticalinfo"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grammaticalinfo..after"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headword" style:family="paragraph" style:parent-style-name="none">
      <style:paragraph-properties style:vertical-align="baseline" fo:background-color="transparent"/>
      <style:text-properties fo:font-family="Times New Roman" fo:font-size="10pt" fo:font-weight="700" fo:font-style="normal" fo:color="#000000" style:text-underline-style="none" fo:background-color="transparent"/>
    </style:style>
    <style:style style:name="headword..after" style:family="paragraph" style:parent-style-name="none">
      <style:paragraph-properties style:vertical-align="baseline" fo:background-color="transparent"/>
      <style:text-properties fo:font-family="Times New Roman" fo:font-size="10pt" fo:font-weight="700" fo:font-style="normal" fo:color="#000000" style:text-underline-style="none" fo:background-color="transparent"/>
    </style:style>
    <style:style style:name="xitem-xitem_headword..before" style:family="paragraph" style:parent-style-name="none">
      <style:paragraph-properties style:vertical-align="baseline" fo:background-color="transparent"/>
      <style:text-properties fo:font-family="Times New Roman" fo:font-size="10pt" fo:font-weight="700" fo:font-style="normal" fo:color="#000000" style:text-underline-style="none" fo:background-color="transparent"/>
    </style:style>
    <style:style style:name="LexEntryTypepublishStemEntryTypeAbbreviationPub..after" style:family="paragraph" style:parent-style-name="none"/>
    <style:style style:name="partofspeech..after" style:family="paragraph" style:parent-style-name="none"/>
    <style:style style:name="primaryrefs..before" style:family="paragraph" style:parent-style-name="none"/>
    <style:style style:name="primaryrefs..after" style:family="paragraph" style:parent-style-name="none"/>
    <style:style style:name="xitem-xitem_primaryrefs..before" style:family="paragraph" style:parent-style-name="none"/>
    <style:style style:name="pronunciation"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pronunciation..before"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pronunciation..after"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xitem-xitem_pronunciation..before"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pronunciations..after" style:family="paragraph" style:parent-style-name="none"/>
    <style:style style:name="xitem-xitem_pronunciations..before" style:family="paragraph" style:parent-style-name="none"/>
    <style:style style:name="sense-sense_senses..before" style:family="paragraph" style:parent-style-name="none">
      <style:text-properties fo:font-weight="400"/>
    </style:style>
    <style:style style:name="translation..after" style:family="paragraph" style:parent-style-name="none"/>
    <style:style style:name="xitem-xitem_translation..before" style:family="paragraph" style:parent-style-name="none"/>
    <style:style style:name="revEntry" style:family="paragraph" style:parent-style-name="none">
      <style:paragraph-properties fo:text-align="left" fo:margin-left="12pt" fo:text-indent="-12pt"/>
    </style:style>
    <style:style style:name="subentry" style:family="paragraph" style:parent-style-name="none">
      <style:paragraph-properties fo:text-align="left" fo:margin-left="18pt" fo:text-indent="-12pt" fo:background-color="transparent"/>
    </style:style>
    <style:style style:name="revData" style:family="paragraph" style:parent-style-name="none"/>
    <style:style style:name="crossref" style:family="paragraph" style:parent-style-name="none">
      <style:paragraph-properties fo:background-color="transparent"/>
    </style:style>
    <style:style style:name="crossreftype" style:family="paragraph" style:parent-style-name="none">
      <style:paragraph-properties fo:background-color="transparent"/>
    </style:style>
    <style:style style:name="examplesub" style:family="paragraph" style:parent-style-name="none">
      <style:paragraph-properties fo:background-color="transparent"/>
    </style:style>
    <style:style style:name="grammaticalinfosub" style:family="paragraph" style:parent-style-name="none">
      <style:paragraph-properties fo:background-color="transparent"/>
    </style:style>
    <style:style style:name="headwordminor" style:family="paragraph" style:parent-style-name="none">
      <style:paragraph-properties fo:background-color="transparent"/>
    </style:style>
    <style:style style:name="headwordsub" style:family="paragraph" style:parent-style-name="none">
      <style:paragraph-properties fo:background-color="transparent"/>
    </style:style>
    <style:style style:name="LexEntrypublishRootMinorPrimaryTargetMLHeadWordPub" style:family="paragraph" style:parent-style-name="none">
      <style:paragraph-properties fo:background-color="transparent"/>
    </style:style>
    <style:style style:name="lexreftype" style:family="paragraph" style:parent-style-name="none">
      <style:paragraph-properties fo:background-color="transparent"/>
    </style:style>
    <style:style style:name="lexreftypesub" style:family="paragraph" style:parent-style-name="none">
      <style:paragraph-properties fo:background-color="transparent"/>
    </style:style>
    <style:style style:name="pronunciationminor" style:family="paragraph" style:parent-style-name="none">
      <style:paragraph-properties fo:background-color="transparent"/>
    </style:style>
    <style:style style:name="pronunciationsub" style:family="paragraph" style:parent-style-name="none">
      <style:paragraph-properties fo:background-color="transparent"/>
    </style:style>
    <style:style style:name="sensecrossref" style:family="paragraph" style:parent-style-name="none">
      <style:paragraph-properties fo:background-color="transparent"/>
    </style:style>
    <style:style style:name="sensecrossrefsub" style:family="paragraph" style:parent-style-name="none">
      <style:paragraph-properties fo:background-color="transparent"/>
    </style:style>
    <style:style style:name="subentries" style:family="paragraph" style:parent-style-name="none">
      <style:paragraph-properties fo:background-color="transparent"/>
    </style:style>
    <style:style style:name="pictureRight" style:family="paragraph" style:parent-style-name="none">
      <style:text-properties text:display="block"/>
    </style:style>
    <style:style style:name="pictureLeft" style:family="paragraph" style:parent-style-name="none">
      <style:text-properties text:display="block"/>
    </style:style>
    <style:style style:name="pictureCenter" style:family="paragraph" style:parent-style-name="none">
      <style:text-properties text:display="block"/>
    </style:style>
    <style:style style:name="revHeader" style:family="paragraph" style:parent-style-name="none">
      <style:paragraph-properties fo:border-bottom="solid .5pt #808080 " fo:margin-top="18pt" fo:margin-right="9pt" fo:margin-bottom="18pt" fo:margin-left="9pt"/>
    </style:style>
    <style:style style:name="h1" style:family="paragraph" style:parent-style-name="none">
      <style:paragraph-properties fo:padding-top="12pt" fo:border-top="0.5pt solid #ffffff"/>
      <style:text-properties fo:font-weight="700" fo:font-size="24pt"/>
    </style:style>
    <style:style style:name="h2" style:family="paragraph" style:parent-style-name="none">
      <style:paragraph-properties fo:padding-top="8pt" fo:border-top="0.5pt solid #ffffff"/>
      <style:text-properties fo:font-weight="700" fo:font-size="18pt"/>
    </style:style>
    <style:style style:name="h3" style:family="paragraph" style:parent-style-name="none">
      <style:paragraph-properties fo:padding-top="7pt" fo:border-top="0.5pt solid #ffffff"/>
      <style:text-properties fo:font-weight="700" fo:font-size="14pt"/>
    </style:style>
    <style:style style:name="h4" style:family="paragraph" style:parent-style-name="none">
      <style:paragraph-properties fo:padding-top="6pt" fo:border-top="0.5pt solid #ffffff"/>
      <style:text-properties fo:font-weight="700" fo:font-size="12pt"/>
    </style:style>
    <style:style style:name="h5" style:family="paragraph" style:parent-style-name="none">
      <style:paragraph-properties fo:padding-top="5.5pt" fo:border-top="0.5pt solid #ffffff"/>
      <style:text-properties fo:font-weight="700" fo:font-size="10pt"/>
    </style:style>
    <style:style style:name="h6" style:family="paragraph" style:parent-style-name="none">
      <style:paragraph-properties fo:padding-top="5.5pt" fo:border-top="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text">
      <style:paragraph-properties fo:margin-top="0.0005in" fo:margin-bottom="0.0835in" fo:keep-with-next="always" fo:border-bottom="1pt solid #000000" text:number-lines="false" text:line-number="0">
        <style:tab-stops>
          <style:tab-stop style:position="2.401575in" style:type="center"/>
          <style:tab-stop style:position="4.80315in" style:type="right"/>
        </style:tab-stops>
      </style:paragraph-properties>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401575in" style:type="center"/>
          <style:tab-stop style:position="4.8031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Graphics" style:family="graphic">
      <style:graphic-properties text:anchor-type="paragraph" svg:x="0in" svg:y="0in" style:mirror="none"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writing-mode="lr-tb" fo:font-family="Charis SIL" style:font-name-complex="Charis SIL" fo:font-weight="700" fo:font-size="12pt" fo:margin-top="100%"/>
    </style:style>
    <style:style style:name="PageHeaderFooter1" style:family="text">
      <style:text-properties content="" fo:margin-top="100%"/>
    </style:style>
    <style:style style:name="PageHeaderFooter2" style:family="text">
      <style:text-properties content="" style:writing-mode="lr-tb" fo:font-family="Charis SIL" style:font-name-complex="Charis SIL" fo:font-weight="700" fo:font-size="12pt" fo:margin-top="100%"/>
    </style:style>
    <style:style style:name="PageHeaderFooter3" style:family="text">
      <style:text-properties content=""/>
    </style:style>
    <style:style style:name="PageHeaderFooter4" style:family="text">
      <style:text-properties content=""/>
    </style:style>
    <style:style style:name="PageHeaderFooter5" style:family="text">
      <style:text-properties content=""/>
    </style:style>
    <style:style style:name="PageHeaderFooter12" style:family="text">
      <style:text-properties content="string(guidewordfirst)" style:writing-mode="lr-tb" fo:font-family="Charis SIL" style:font-name-complex="Charis SIL" fo:font-weight="700" fo:font-size="12pt" fo:margin-top="28.34646pt"/>
    </style:style>
    <style:style style:name="PageHeaderFooter13" style:family="text">
      <style:text-properties content="" fo:margin-top="100%"/>
    </style:style>
    <style:style style:name="PageHeaderFooter14" style:family="text">
      <style:text-properties content="|counter(page)|" fo:margin-top="28.34646pt" style:writing-mode="lr-tb" fo:font-family="Charis SIL" style:font-name-complex="Charis SIL" fo:font-weight="700" fo:font-size="12p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counter(page)|" style:writing-mode="lr-tb" fo:font-family="Charis SIL" style:font-name-complex="Charis SIL" fo:font-weight="700" fo:font-size="12pt" fo:margin-top="100%"/>
    </style:style>
    <style:style style:name="PageHeaderFooter19" style:family="text">
      <style:text-properties content="" fo:margin-top="100%"/>
    </style:style>
    <style:style style:name="PageHeaderFooter20" style:family="text">
      <style:text-properties content="string(guidewordlast)" style:writing-mode="lr-tb" fo:font-family="Charis SIL" style:font-name-complex="Charis SIL" fo:font-weight="700" fo:font-size="12pt" fo:margin-top="28.34646pt"/>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page-layout style:name="pm1">
      <style:page-layout-properties>
        <style:footnote-sep style:distance-before-sep="0.0398in" style:distance-after-sep="0.0398in" style:color="#000000" style:adjustment="centre" style:rel-width="100%"/>
      </style:page-layout-properties>
      <style:header-style/>
      <style:footer-style/>
    </style:page-layout>
    <style:page-layout style:name="pm2">
      <style:page-layout-properties fo:page-width="459.2126pt" fo:page-height="649.1339pt" fo:margin-top="56.69291pt" fo:margin-right="56.69291pt" fo:margin-bottom="56.69291pt" fo:margin-left="56.69291pt">
        <style:background-image/>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3">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4" style:page-usage="left">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5" style:page-usage="right">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office:automatic-styles>
  <office:master-styles>
    <style:master-page style:name="Standard" style:page-layout-name="pm1"/>
    <style:master-page style:name="XHTML" style:page-layout-name="pm2" style:next-style-name="Right_20_Page"/>
    <style:master-page style:name="First_20_Page" style:display-name="First Page" style:next-style-name="Left_20_Page" style:page-layout-name="pm3">
      <style:header>
        <text:p text:style-name="Header">
          <text:span text:style-name="PageHeaderFooter0"/>
          <text:tab/>
          <text:span text:style-name="PageHeaderFooter1"/>
          <text:tab/>
          <text:span text:style-name="PageHeaderFooter2"/>
        </text:p>
      </style:header>
      <style:footer>
        <text:p text:style-name="Footer">
          <text:span text:style-name="PageHeaderFooter3"/>
          <text:tab/>
          <text:span text:style-name="PageHeaderFooter4"/>
          <text:tab/>
          <text:span text:style-name="PageHeaderFooter5"/>
        </text:p>
      </style:footer>
    </style:master-page>
    <style:master-page style:name="Left_20_Page" style:display-name="Left Page" style:page-layout-name="pm4" style:next-style-name="Right_20_Page">
      <style:header>
        <text:p text:style-name="Header">
          <text:span text:style-name="PageHeaderFooter12">
            <text:chapter text:display="name" text:outline-level="9"/>
          </text:span>
          <text:tab/>
          <text:span text:style-name="PageHeaderFooter13"/>
          <text:tab/>
          <text:span text:style-name="PageHeaderFooter14">
            <text:page-number text:select-page="current">4</text:page-number>
          </text:span>
        </text:p>
      </style:header>
      <style:footer>
        <text:p text:style-name="Footer">
          <text:span text:style-name="PageHeaderFooter15"/>
          <text:tab/>
          <text:span text:style-name="PageHeaderFooter16"/>
          <text:tab/>
          <text:span text:style-name="PageHeaderFooter17"/>
        </text:p>
      </style:footer>
    </style:master-page>
    <style:master-page style:name="Right_20_Page" style:display-name="Right Page" style:page-layout-name="pm5" style:next-style-name="Left_20_Page">
      <style:header>
        <text:p text:style-name="Header">
          <text:span text:style-name="PageHeaderFooter18">
            <text:page-number text:select-page="current">4</text:page-number>
          </text:span>
          <text:tab/>
          <text:span text:style-name="PageHeaderFooter19"/>
          <text:tab/>
          <text:span text:style-name="PageHeaderFooter20">
            <text:chapter text:display="name" text:outline-level="10"/>
          </text:span>
        </text:p>
      </style:header>
      <style:footer>
        <text:p text:style-name="Footer">
          <text:span text:style-name="PageHeaderFooter21"/>
          <text:tab/>
          <text:span text:style-name="PageHeaderFooter22"/>
          <text:tab/>
          <text:span text:style-name="PageHeaderFooter23"/>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2.4$Win32 OpenOffice.org_project/680m12$Build-9286</meta:generator>
    <meta:initial-creator>sudyk</meta:initial-creator>
    <meta:creation-date>2011-02-03T13:33:21</meta:creation-date>
    <dc:creator>sudyk</dc:creator>
    <dc:date>2011-02-03T13:33:21</dc:date>
    <meta:editing-cycles>1</meta:editing-cycles>
    <meta:editing-duration>PT2M27S</meta:editing-duration>
    <meta:AssemblyVersion Assembly-Version="OpenOfficeConvert 0.6.15.547"/>
    <meta:Created-By Created-By="ReSharper 4.1.933.3"/>
    <meta:user-defined meta:name="Assembly-Version">OpenOfficeConvert 0.6.15.547</meta:user-defined>
    <meta:user-defined meta:name="Created-By">ReSharper 4.1.933.3</meta:user-defined>
    <meta:user-defined meta:name="Info 3"/>
    <meta:user-defined meta:name="Info 4"/>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 AutoMacro = "True"
Const OutputFormat = "odt"
Const FilePath = "E:\SIL_GOOGLE_SVN\pathway\Test\PsExport\TestFiles\Output\T6\main"
Const IsPreview = "False"
Const RunMacroFirstTime = "True"

'Changed On Jan-07-2011 for TD-1779(no information in headers)

'Define the values to Constant Variables for First Guide word, Last Guide word ,Headword Style
Const FIRSTGUIDESTYLE = "GuideL"
Const LASTGUIDESTYLE =  "GuideR"
Const HEADWORDSTYLE = "headword"
Const HEADWORD_MINOR_STYLE = "headwordminor"
Const ENTRYPARASTYLE =  "entry_letData"
Const TITLEPARASTYLE = "letter"
Const HOMOGRAPHNUMBER =   "homographnumber"
Const CONTINUATION_CHARACTER = "..."
Dim LastParagraph(0) As String


' needs writer document 
Dim oProgressBarModel As Object 
Dim oSubWindow As Object
Dim oFrame As Object
Dim oSubFrame As Object
Dim ProgressValue As Integer
Dim PageCount as Integer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Guideword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edure enables/disables the "Auto Recovery option"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curHoriPos, nxtHoriPos
oGraphics = ThisComponent.getTextFrames

frameCount = oGraphics.getCount() -1
lclNo = 0
  For i = 0 To oGraphics.getCount() -1 step 1 

    	If frameCount &gt; i Then
	    	oGraphic = oGraphics.getByIndex(i)
	    	curHoriPos = oGraphic.HoriOrientPosition    	
	    	nxt = oGraphics.getByIndex(i + 1)
	    	nxtHoriPos = nxt.HoriOrientPosition 
			If curHoriPos = nxtHoriPos And (curHoriPos + nxtHoriPos) &gt; 0 Then
				lclNo = lclNo + 1
				If lclNo = 1 Then
				 	oGraphic.HoriOrient = 3
				 	nxt.HoriOrient = 2
				elseif lclNo = 2 Then
				 	oGraphic.HoriOrient = 2
				 	nxt.HoriOrient = 1	
				End If
				if lclNo = 3 Then lclNo = 0
			End If
		End If
  Next    
End Sub
	
'This procedure set the dialgue to correct Update Guide Words 
Sub StartDontForget
	'Msgbox "Please NOTE: Use the Update Guide Words menu item or tool bar item to correct the guide words before printing." , 0 + 64,  "Guide Word Reminder"
	TurnOffNonPrintingCharacters()
	dim clicked as byte
	
	If Lcase(RunMacroFirstTime) = "true" Then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lse
				If TotalPages &gt; 100 Then
					Msgbox("The headers will not appear to be correct until the repagination is complete." +  chr(10) + "On long documents it may take a couple of minutes." &amp; chr(10) &amp; "(Use File--&gt;Page Preview to force repagination.)",, "Guide Word Reminder")
				End If
			End If
		Else
			If LCase(AutoMacro) = "true" Then
				SetGuides
			Else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nd If	
		End If
	End If
	
	If Lcase(OutputFormat) &lt;&gt; "odt" Then
		ExportToDOC_PDF
	End IF	
End Sub

Sub StartDontForgetTD1485
	'Msgbox "Please NOTE: Use the Update Guide Words menu item or tool bar item to correct the guide words before printing." , 0 + 64,  "Guide Word Reminder"
	If LCase(AutoMacro) = "true" Then
		'If IsMacroRun = true Then
			SetGuides
		'End If	
	Else
		dim clicked as byte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lse
			SetGuides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First and Last Guide words on Header
Sub SetGuides()
On Error GoTo MyError:
Dim isProgressClosed As Boolean

	oDoc = ThisComponent
	oContWindow = oDoc.CurrentController.Frame.ContainerWindow 
	
	'msgbox "The Open Office window will be hidden while the headers are updated since this cuts the time required for the update in half.",,"Update Guide Words"
	oContWindow.Visible = false 
	
	'AutoSaveEnableDisable(false) 'Disable "Auto Recovery"
	
	mytime = now
PageCount = TotalPages
'=========Progressbar
ShowProcessingDialog() 
ProgressValue = 5
oProgressBarModel.ProgressValueMax = PageCount * 4
oProgressBarModel.ProgressValue = ProgressValue
'=========Progressbar
	
	AlingOverlappingImages()
	
	RemoveOldGuides()
	KeepNextParagraph()
	PageCount = TotalPages
	Redim LastParagraph(PageCount) As String	
	GetLastParagraph()
	keep = "Keepnext" &amp; chr(10) &amp; mytime &amp; chr(10) &amp; now
	mytime = now

	keep = keep &amp; chr(10) &amp; "RemoveOld" &amp; chr(10) &amp; mytime &amp; chr(10) &amp; now
	mytime = now
	'PageCount = TotalPages
	LastPara(PageCount)
	
	keep = keep &amp; chr(10) &amp; "Search" &amp; chr(10) &amp; mytime &amp; chr(10) &amp; now
	mytime = now
	keep = keep &amp; chr(10) &amp; "Insert" &amp; chr(10) &amp; mytime &amp; chr(10) &amp; now
	ReSetTabs()
	
	oProgressBarModel.ProgressValue = PageCount * 4
	oDoc.store() 

	CloseProgressBar	
	'AutoSaveEnableDisable(true) 'Enable "Auto Recovery"
	
	oContWindow.Visible = true 
	'msgbox keep
	''msgbox mytime &amp; chr(10) &amp; now
Exit Sub
MyError:
	If isProgressClosed = False Then
		CloseProgressBar
	End If
	if Err &lt;&gt; 91 Then
		Msgbox "Sorry! Could not update the Guide Words." , 0 + 64,  "Update Guide Words"
	End If
	oContWindow.Visible = true
End Sub  

'This procedure dispose the Progressbar
Sub CloseProgressBar
  oSubWindow.setVisible(False) 
  oFrame.getFrames().remove(oSubFrame) 
  oSubWindow.dispose() 
End Sub

'This procedure set the dialgue to correct Update Guide Words 
Sub StartDontForget100
	'Msgbox "Please NOTE: Use the Update Guide Words menu item or tool bar item to correct the guide words before printing." , 0 + 64,  "Guide Word Reminder"
	If LCase(AutoMacro) = "true" Then
		If IsMacroRun = false Then
			SetGuides
		End If	
	Else
		dim clicked as byte
		clicked = msgbox ("Headers are updated to contain the first and last word with the " + """" + "Update Guide Words" + """" + " tool bar item or Macro menu item." &amp; chr(10) &amp; "Would you like to update the headers now?", 4 + 32 + 256 , "Guide Word Reminder")
		If clicked = 6 Then 'If Yes clicked
			If IsMacroRun = false Then
				SetGuides
			End If
		End If
	End If	
	If Lcase(OutputFormat) &lt;&gt; "odt" Then
		ExportToDOC_PDF
	End IF	
End Sub

'This procedure set the dialgue to confirm user to correction of Update Guide Words while Printing
Sub IsGuidewordsCorrected
	dim clicked as byte
	clicked = msgbox ( "If you have not corrected the guide words yet, you can correct them now." &amp; chr(10) &amp; "Would you like to correct the guide words?", 4 + 32 + 256 , "Guide Word Reminder")
	If clicked = 6 Then 'If Yes clicked
		SetGuides
	End If
End Sub

'This function gives the Total Pages of the current file
Function TotalPages()
	Dim cont
	cont = ThisComponent.getCurrentController()
	TotalPages = cont.PageCount
End Function

'This function gives the guidewords from the given paragraph
Function GuideWord(oCursor)
  oParaEnume = oCursor.createEnumeration() 
  While oParaEnume.hasMoreElements() 
    oPara = oParaEnume.nextElement() 
  ' enumeration for portions in the paragraph 
    oPortionEnume = oPara.createEnumeration() 
    While oPortionEnume.hasMoreElements() 
      	TextPortion = oPortionEnume.nextElement() 'reversalform-after
		'If (GetStyleName(TextPortion.CharStyleName) = "reversalform" AND Len(Trim(GuideWord)) = 0) OR GetStyleName(TextPortion.CharStyleName) = HEADWORDSTYLE OR GetStyleName(TextPortion.CharStyleName) = HEADWORD_MINOR_STYLE OR  InStr(GetStyleName(TextPortion.CharStyleName), HOMOGRAPHNUMBER) &gt; 0  THEN
     	If (GetStyleName(TextPortion.CharStyleName) = "reversalform" AND Len(Trim(GuideWord)) = 0) OR GetStyleName(TextPortion.CharStyleName) = HEADWORDSTYLE OR GetStyleName(TextPortion.CharStyleName) = HEADWORD_MINOR_STYLE THEN
      		GuideWord = GuideWord &amp; Trim(TextPortion.String) &amp; " "
		ElseIf Len(Trim(TextPortion.String)) &gt; 0 Then
      		Exit Function
      	End If'reversalform
    WEnd 
  WEnd
End Function

'This procedure push the letter style content (A a, B b), if letter found in last paragraph of the current page.
Sub KeepNex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If Len(Trim(Last.String)) &gt; 0 Then
		If GetStyleName(Last.ParaStyleName) =  TITLEPARASTYLE Then
			Call PushToNextPage
			'PageCount = TotalPages
			'Redim Preserve LastParagraph(PageCount) As String			
			'LastParagraph(page) = ""
			ThisComponent.currentController.getViewCursor().jumpToPage(page)
		End If
	End If	
	OldPage = page
Loop While oVC.jumpToNextPage 

Exit Sub
MyError:
	'Msgbox "Sorry! Could not update the Guide Words." , 0 + 64,  "Update Guide Words"	 
End Sub

'This procedure gets the last paragraph of every page
Sub GetLas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OldPage = page
Loop While oVC.jumpToNextPage 
Exit Sub
MyError:
	'Msgbox "Sorry! Could not update the Guide Words." , 0 + 64,  "Update Guide Words"
End Sub


'This procedure find the first paragraph of every page
Sub InsertGuidewords(HiddenParagraph,PageCount) 
dim PrevPageNo
'Dim OldPage
'OldPage = 0

	ThisComponent.currentController.getViewCursor().jumpToPage(2)
oDoc = ThisComponent 
oVC = oDoc.CurrentController.getViewCursor 
oVC.gotoStart(false) 
PageCount = TotalPages
Do 

		'=========Progressbar    
			ProgressValue=ProgressValue+1
			MyProgressBar(ProgressValue)
		'=========Progressbar  
		
	page = oVC.getPage
	'if page &lt;= OldPage Then 'before it was page = OldPage
		'Exit sub
	'End If	
	if PrevPageNo &gt;= page Then
		page = PrevPageNo + 1
		ThisComponent.currentController.getViewCursor().jumpToPage(page)
	end if
	
	if PageCount = page then
		Exit Do
	End If	
	oVC.jumpToEndOfPage

		paraTextPageNo = split(HiddenParagraph(page,0),"`~")
        If UBound(paraTextPageNo) = 1 Then
			'For Last Guide Word
	    	paraPos = val(paraTextPageNo(0)) 
			paraText = Trim(paraTextPageNo(1))
			paraStyle = LASTGUIDESTYLE
			'InsertGuide(paraText,paraPos,paraStyle)
	        	
			'For First Guide Word
			paraTextPageNo = split(HiddenParagraph(page,1),"`~")
			paraPos1 = val(paraTextPageNo(0)) 
			paraText1 = Trim(paraTextPageNo(1))
			paraStyle1 = FIRSTGUIDESTYLE
			'InsertGuide(paraText1,paraPos1,paraStyle1)
			
			If LastParagraph(page -1) = LastParagraph(page)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InsertGuide(paraText1,paraPos1,paraStyle1)
		End If
		Currpage = oVC.getPage
		If Currpage &lt;&gt; page Then
			ThisComponent.currentController.getViewCursor().jumpToPage(page)	
		End If
		PrevPageNo = page
		'OldPage = page
Loop While oVC.jumpToNextPage 	 
End Sub

'This function finds whether guideword exists in given pragraph
Function IsGuide(oCursor)
  IsGuide = False
  oParaEnume = oCursor.createEnumeration() 
  While oParaEnume.hasMoreElements() 
    oPara = oParaEnume.nextElement() 
  ' enumeration for portions in the paragraph 
    oPortionEnume = oPara.createEnumeration() 
    While oPortionEnume.hasMoreElements() 
      oPortion = oPortionEnume.nextElement() 
      'msgbox "String: " &amp; oPortion.getString() &amp; "CharStyleName: " &amp; oPortion.CharStyleName 'HOMOGRAPHNUMBER 
      'If oPortion.ParaStyleName = ENTRYPARASTYLE AND GetStyleName(oPortion.CharStyleName) = "reversalform" OR GetStyleName(oPortion.CharStyleName) = HEADWORDSTYLE OR GetStyleName(oPortion.CharStyleName) = HEADWORD_MINOR_STYLE OR InStr(GetStyleName(oPortion.CharStyleName), HOMOGRAPHNUMBER) &gt; 0 THEN
      If oPortion.ParaStyleName = ENTRYPARASTYLE AND GetStyleName(oPortion.CharStyleName) = "reversalform" OR GetStyleName(oPortion.CharStyleName) = HEADWORDSTYLE OR GetStyleName(oPortion.CharStyleName) = HEADWORD_MINOR_STYLE THEN
      		IsGuide = True
      End If
      Exit Function
    WEnd 
  WEnd
End Function

'This procedure finds first and last guidewords in everypage.
Sub LastPara(PageCount) 
Dim HiddenParagraph(PageCount,1) As String
Dim OldPage
OldPage = 0

On Error GoTo MyError: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InsertGuidewords(HiddenParagraph,PageCount)
		Exit sub
	End If	
	    
If page &gt; 1 Then

    LastParaString = LastParagraph(page)
 	First = oDoc.Text.createTextCursorByRange(oVC) 
 	IsFirstPara = True
 	IsEmptyPage = False
 	IsEmptyGuidewordPage = False

	If LastParagraph(page -1) = LastParagraph(page) And Len(Trim(LastParaString)) &gt; 0 Then
		First = PrevLast
		Last = PrevLast
	Else
	  
		Do
		
		  First.gotoEndOfParagraph(true) 
	
		  If IsFirstPara Then
		  	FirstParaString = First.String
		  	IsFirstPara = False
		  End If
		  If First.String =  LastParaString Then
		  	  	If	First.String = "" And LastParaString = "" Then
		  	  		IsEmptyPage = True
		  	  	ElseIf page &gt; 2 Then
		  	  		If First.String = PrevLast.String Then
		  	  			First = PrevLast
		  	  			IsEmptyGuidewordPage = True
		  	  		End If
		  	  	End If
		  	  	Exit Do
		  Else
			  If IsGuide(First) Then
			    'MsgBox(page &amp; " Left " &amp; First.String)
			    Exit Do 
			  End If	
		  End IF	
		Loop While First.gotoNextParagraph(false) 
	    
		oVC.jumpToEndOfPage
	
	 	Last = oDoc.Text.createTextCursorByRange(oVC) 
		Do 
		'Last = oDoc.Text.createTextCursorByRange(oVC) 
		Last.gotoStartOfParagraph(false)
		Last.gotoEndOfParagraph(true) 
	
		  If IsEmptyPage Then
		  	Exit Do
		  ElseIf IsEmptyGuidewordPage Then	   	  
		  	Last = PrevLast
		  	Exit Do
		  Else	  
			  If IsGuide(Last) Then
			    'MsgBox((page &amp; " Right " &amp; Last.String) 
			    Exit Do
			  End If
		  End If	
		Loop While Last.gotoPreviousParagraph(false) 
	
	End If
	
    if page = PageCount Then
    	'msgbox "First : " &amp; First.String &amp; Chr(13) &amp; "Last : " &amp; Last.String
    	If Last.String = "" Then
    		HiddenParagraph(page-1,0) = page-1 &amp; "`~" &amp; GuideWord(PrevLast)
    		HiddenParagraph(page-1,1) = page-1 &amp; "`~" &amp; GuideWord(PrevLast)   
		Else
	    	HiddenParagraph(page-1,0) = page-1 &amp; "`~" &amp; GuideWord(Last)
	    	HiddenParagraph(page-1,1) = page-1 &amp; "`~" &amp; GuideWord(First)   
		End IF
	else 
    	HiddenParagraph(page-1,0) = page-1 &amp; "`~" &amp; GuideWord(Last)
    	HiddenParagraph(page-1,1) = page-1 &amp; "`~" &amp; GuideWord(First)   
	end if   
	
    PrevFirst = First
    PrevLast = Last	
    OldPage = page	
End If	

Loop While oVC.jumpToNextPage 

	'mytime = now
InsertGuidewords(HiddenParagraph,PageCount)
Exit Sub
MyError:
	InsertGuidewords(HiddenParagraph,PageCount)
	'Msgbox "Sorry! Could not update the Guide Words." , 0 + 64,  "Update Guide Words"
End Sub

'This procedure called from KeepNextParagraph
'This procedure push the letter style content (A a, B b), if letter found in last paragraph of the current page.
Sub PushToNextPage
	document   = ThisComponent.CurrentController.Frame
	dispatcher = createUnoService("com.sun.star.frame.DispatchHelper")

	'dispatcher.executeDispatch(document, ".uno:GoToPrevPara", "", 0, Array())
	dispatcher.executeDispatch(document, ".uno:GotoStartOfPara", "", 0, Array())
	dispatcher.executeDispatch(document, ".uno:InsertPara", "", 0, Array())
End Sub

'This function returns first styleName from the StylesTree (entry~letData)
Function GetStyleName(StylesTree)
	Dim arrStyles
	arrStyles = split(StylesTree,"_")
	If(Ubound(arrStyles) &gt; 0) Then
		GetStyleName = arrStyles(0)
	Else
		GetStyleName = ""
	End If
End Function

'Insert the first or last guide word in given Position (Page)
Sub InsertGuide(par,pos,style)
	Dim guide as String

	If(Len(Trim(par)) &gt; 19) Then
		guide =  Left(par,16) &amp; CONTINUATION_CHARACTER 
	Else
		guide =  par		
	End If

	move(pos,style)

   	InsertPara(guide, style)
End Sub        

'This procedure creates empty paragraphs to print the guideword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Insert the first or last guide word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guide words
Sub RemoveOldGuides
	Dim oParEnum           'Paragraph enumerator 
	Dim oPar               'Current paragraph 
	oParEnum = ThisComponent.Text.createEnumeration() 
	Do While oParEnum.hasMoreElements() 
		oPar = oParEnum.nextElement() 
		If oPar.supportsService("com.sun.star.text.Paragraph") Then 
			If InStr(oPar.ParaStyleName, "Guide") &gt; 0 Then 
			    'oPar.Anchor.ParaStyleName = ENTRYPARASTYLE
				ThisComponent.Text.removeTextContent(oPar) 
			End If 
		End If 
	Loop
End Sub

'This function returns Page Number of given Paragraph
Function pageNo(par)
	Dim cont, vc, st
	st = par.getStart()
	cont = ThisComponent.getCurrentController()
	cont.select(st)
	pageNo = cont.getViewCursor.getPage()
End Function

'This procedure reset the Header/Footer's tabs based on the PageSize
Sub ReSetTabs

dim oStyle, oPageStyles, center, right
dim document   as object
dim dispatcher as object

document   = ThisComponent.CurrentController.Frame
dispatcher = createUnoService("com.sun.star.frame.DispatchHelper")
oDoc = ThisComponent 

  oVC = oDoc.getCurrentController().getViewCursor()
  sPageStyleName = oVC.PageStyleName

  oPageStyles = oDoc.StyleFamilies.getByName("PageStyles")
  oStyle = oPageStyles.getByName(sPageStyleName)
  center =  cint((oStyle.Width / 2) - oStyle.LeftMargin)
  right = oStyle.Width - oStyle.RightMargin

oVC = oDoc.CurrentController.getViewCursor 
'-------------------------------------------- FOR HEADER ---------------------------
If oStyle.HeaderIsOn Then
	oVC.JumpToPage(2)  
	dispatcher.executeDispatch(document, ".uno:JumpToHeader", "", 0, Array())
	dim args4(0) as new com.sun.star.beans.PropertyValue
	args4(0).Name = "Tabstops.TabStops"
	args4(0).Value = Array(Array(center,com.sun.star.style.TabAlign.CENTER,","," "),Array(right,com.sun.star.style.TabAlign.RIGHT,","," "))
	dispatcher.executeDispatch(document, ".uno:Tabstops", "", 0, args4())
	
	If oStyle.PageStyleLayout = 3 Then
		oVC.JumpToPage(3)
		dispatcher.executeDispatch(document, ".uno:JumpToHeader", "", 0, Array())
		dim args8(0) as new com.sun.star.beans.PropertyValue
		args8(0).Name = "Tabstops.TabStops"
		args8(0).Value = Array(Array(center,com.sun.star.style.TabAlign.CENTER,","," "),Array(right,com.sun.star.style.TabAlign.RIGHT,","," "))
		dispatcher.executeDispatch(document, ".uno:Tabstops", "", 0, args8())
	End If
End If
'-------------------------------------------- FOR FOOTER ---------------------------
If oStyle.FooterIsOn Then
	oVC.JumpToPage(2)  
	dispatcher.executeDispatch(document, ".uno:JumpToFooter", "", 0, Array())
	dim args5(0) as new com.sun.star.beans.PropertyValue
	args5(0).Name = "Tabstops.TabStops"
	args5(0).Value = Array(Array(center,com.sun.star.style.TabAlign.CENTER,","," "),Array(right,com.sun.star.style.TabAlign.RIGHT,","," "))
	dispatcher.executeDispatch(document, ".uno:Tabstops", "", 0, args5())

	If oStyle.PageStyleLayout = 3 Then	
		oVC.JumpToPage(3)
		dispatcher.executeDispatch(document, ".uno:JumpToFooter", "", 0, Array())
		dim args6(0) as new com.sun.star.beans.PropertyValue
		args6(0).Name = "Tabstops.TabStops"
		args6(0).Value = Array(Array(center,com.sun.star.style.TabAlign.CENTER,","," "),Array(right,com.sun.star.style.TabAlign.RIGHT,","," "))
		dispatcher.executeDispatch(document, ".uno:Tabstops", "", 0, args6())
	End If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